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5.548cm" svg:y="3.368cm">
            <draw:object draw:notify-on-update-of-ranges="Sheet1.A1:Sheet1.A1 Sheet1.B1:Sheet1.EI1 Sheet1.A2:Sheet1.A2 Sheet1.B2:Sheet1.EI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5.827cm" svg:y="13.036cm">
            <draw:object draw:notify-on-update-of-ranges="Sheet1.A3:Sheet1.A3 Sheet1.B3:Sheet1.EI3 Sheet1.A6:Sheet1.A6 Sheet1.B6:Sheet1.EI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.8cm" svg:y="13.195cm">
            <draw:object draw:notify-on-update-of-ranges="Sheet1.A4:Sheet1.A4 Sheet1.B4:Sheet1.EI4 Sheet1.A6:Sheet1.A6 Sheet1.B6:Sheet1.EI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.609cm" svg:y="2.995cm">
            <draw:object draw:notify-on-update-of-ranges="Sheet1.A1:Sheet1.A1 Sheet1.B1:Sheet1.EI1 Sheet1.A5:Sheet1.A5 Sheet1.B5:Sheet1.EI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9" table:default-cell-style-name="Default"/>
        <table:table-row table:style-name="ro1">
          <table:table-cell office:value-type="string" calcext:value-type="string">
            <text:p>blinks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</text:p>
          </table:table-cell>
          <table:table-cell office:value-type="float" office:value="0.942504410490285" calcext:value-type="float">
            <text:p>0.9425044105</text:p>
          </table:table-cell>
          <table:table-cell office:value-type="float" office:value="0.930922321612272" calcext:value-type="float">
            <text:p>0.9309223216</text:p>
          </table:table-cell>
          <table:table-cell office:value-type="float" office:value="0.936171351191919" calcext:value-type="float">
            <text:p>0.9361713512</text:p>
          </table:table-cell>
          <table:table-cell office:value-type="float" office:value="0.941543686619706" calcext:value-type="float">
            <text:p>0.9415436866</text:p>
          </table:table-cell>
          <table:table-cell office:value-type="float" office:value="0.955666737419011" calcext:value-type="float">
            <text:p>0.9556667374</text:p>
          </table:table-cell>
          <table:table-cell office:value-type="float" office:value="0.944371056453262" calcext:value-type="float">
            <text:p>0.9443710565</text:p>
          </table:table-cell>
          <table:table-cell office:value-type="float" office:value="0.939325986842565" calcext:value-type="float">
            <text:p>0.9393259868</text:p>
          </table:table-cell>
          <table:table-cell office:value-type="float" office:value="0.925066906107352" calcext:value-type="float">
            <text:p>0.9250669061</text:p>
          </table:table-cell>
          <table:table-cell office:value-type="float" office:value="0.899294205198115" calcext:value-type="float">
            <text:p>0.8992942052</text:p>
          </table:table-cell>
          <table:table-cell office:value-type="float" office:value="0.930155935316177" calcext:value-type="float">
            <text:p>0.9301559353</text:p>
          </table:table-cell>
          <table:table-cell office:value-type="float" office:value="0.916221881838649" calcext:value-type="float">
            <text:p>0.9162218818</text:p>
          </table:table-cell>
          <table:table-cell office:value-type="float" office:value="0.919130975383923" calcext:value-type="float">
            <text:p>0.9191309754</text:p>
          </table:table-cell>
          <table:table-cell office:value-type="float" office:value="0.938701467961055" calcext:value-type="float">
            <text:p>0.938701468</text:p>
          </table:table-cell>
          <table:table-cell office:value-type="float" office:value="0.922454566804622" calcext:value-type="float">
            <text:p>0.9224545668</text:p>
          </table:table-cell>
          <table:table-cell office:value-type="float" office:value="0.931249729823284" calcext:value-type="float">
            <text:p>0.9312497298</text:p>
          </table:table-cell>
          <table:table-cell office:value-type="float" office:value="0.939894669934274" calcext:value-type="float">
            <text:p>0.9398946699</text:p>
          </table:table-cell>
          <table:table-cell office:value-type="float" office:value="0.93447545983952" calcext:value-type="float">
            <text:p>0.9344754598</text:p>
          </table:table-cell>
          <table:table-cell office:value-type="float" office:value="0.940792326643441" calcext:value-type="float">
            <text:p>0.9407923266</text:p>
          </table:table-cell>
          <table:table-cell office:value-type="float" office:value="0.922108973733431" calcext:value-type="float">
            <text:p>0.9221089737</text:p>
          </table:table-cell>
          <table:table-cell office:value-type="float" office:value="0.944192013609281" calcext:value-type="float">
            <text:p>0.9441920136</text:p>
          </table:table-cell>
          <table:table-cell office:value-type="float" office:value="0.902755110296643" calcext:value-type="float">
            <text:p>0.9027551103</text:p>
          </table:table-cell>
          <table:table-cell office:value-type="float" office:value="0.939922313468293" calcext:value-type="float">
            <text:p>0.9399223135</text:p>
          </table:table-cell>
          <table:table-cell office:value-type="float" office:value="0.943520223063734" calcext:value-type="float">
            <text:p>0.9435202231</text:p>
          </table:table-cell>
          <table:table-cell office:value-type="float" office:value="0.685118332518076" calcext:value-type="float">
            <text:p>0.6851183325</text:p>
          </table:table-cell>
          <table:table-cell office:value-type="float" office:value="0.666039347617939" calcext:value-type="float">
            <text:p>0.6660393476</text:p>
          </table:table-cell>
          <table:table-cell office:value-type="float" office:value="0.941899082750191" calcext:value-type="float">
            <text:p>0.9418990828</text:p>
          </table:table-cell>
          <table:table-cell office:value-type="float" office:value="0.924215530706761" calcext:value-type="float">
            <text:p>0.9242155307</text:p>
          </table:table-cell>
          <table:table-cell office:value-type="float" office:value="0.923318560230506" calcext:value-type="float">
            <text:p>0.9233185602</text:p>
          </table:table-cell>
          <table:table-cell office:value-type="float" office:value="0.924043218550299" calcext:value-type="float">
            <text:p>0.9240432186</text:p>
          </table:table-cell>
          <table:table-cell office:value-type="float" office:value="0.942836072739906" calcext:value-type="float">
            <text:p>0.9428360727</text:p>
          </table:table-cell>
          <table:table-cell office:value-type="float" office:value="0.93557576655836" calcext:value-type="float">
            <text:p>0.9355757666</text:p>
          </table:table-cell>
          <table:table-cell office:value-type="float" office:value="0.934576131686541" calcext:value-type="float">
            <text:p>0.9345761317</text:p>
          </table:table-cell>
          <table:table-cell office:value-type="float" office:value="0.942767236665218" calcext:value-type="float">
            <text:p>0.9427672367</text:p>
          </table:table-cell>
          <table:table-cell office:value-type="float" office:value="0.908236473602902" calcext:value-type="float">
            <text:p>0.9082364736</text:p>
          </table:table-cell>
          <table:table-cell office:value-type="float" office:value="0.911660708083278" calcext:value-type="float">
            <text:p>0.9116607081</text:p>
          </table:table-cell>
          <table:table-cell office:value-type="float" office:value="0.908648538202629" calcext:value-type="float">
            <text:p>0.9086485382</text:p>
          </table:table-cell>
          <table:table-cell office:value-type="float" office:value="0.926592021607942" calcext:value-type="float">
            <text:p>0.9265920216</text:p>
          </table:table-cell>
          <table:table-cell office:value-type="float" office:value="0.9219403297535" calcext:value-type="float">
            <text:p>0.9219403298</text:p>
          </table:table-cell>
          <table:table-cell office:value-type="float" office:value="0.936529743032682" calcext:value-type="float">
            <text:p>0.936529743</text:p>
          </table:table-cell>
          <table:table-cell office:value-type="float" office:value="0.943990787970482" calcext:value-type="float">
            <text:p>0.943990788</text:p>
          </table:table-cell>
          <table:table-cell office:value-type="float" office:value="0.90170676240542" calcext:value-type="float">
            <text:p>0.9017067624</text:p>
          </table:table-cell>
          <table:table-cell office:value-type="float" office:value="0.896462684945481" calcext:value-type="float">
            <text:p>0.8964626849</text:p>
          </table:table-cell>
          <table:table-cell office:value-type="float" office:value="0.658873644195407" calcext:value-type="float">
            <text:p>0.6588736442</text:p>
          </table:table-cell>
          <table:table-cell office:value-type="float" office:value="0.639527440395005" calcext:value-type="float">
            <text:p>0.6395274404</text:p>
          </table:table-cell>
          <table:table-cell office:value-type="float" office:value="0.930704042129803" calcext:value-type="float">
            <text:p>0.9307040421</text:p>
          </table:table-cell>
          <table:table-cell office:value-type="float" office:value="0.93376577997428" calcext:value-type="float">
            <text:p>0.93376578</text:p>
          </table:table-cell>
          <table:table-cell office:value-type="float" office:value="0.923852389046988" calcext:value-type="float">
            <text:p>0.923852389</text:p>
          </table:table-cell>
          <table:table-cell office:value-type="float" office:value="0.887652193965083" calcext:value-type="float">
            <text:p>0.887652194</text:p>
          </table:table-cell>
          <table:table-cell office:value-type="float" office:value="0.918004111694232" calcext:value-type="float">
            <text:p>0.9180041117</text:p>
          </table:table-cell>
          <table:table-cell office:value-type="float" office:value="0.907498152134403" calcext:value-type="float">
            <text:p>0.9074981521</text:p>
          </table:table-cell>
          <table:table-cell office:value-type="float" office:value="0.924155731624556" calcext:value-type="float">
            <text:p>0.9241557316</text:p>
          </table:table-cell>
          <table:table-cell office:value-type="float" office:value="0.920019133728166" calcext:value-type="float">
            <text:p>0.9200191337</text:p>
          </table:table-cell>
          <table:table-cell office:value-type="float" office:value="0.923398758259068" calcext:value-type="float">
            <text:p>0.9233987583</text:p>
          </table:table-cell>
          <table:table-cell office:value-type="float" office:value="0.926559742274861" calcext:value-type="float">
            <text:p>0.9265597423</text:p>
          </table:table-cell>
          <table:table-cell office:value-type="float" office:value="0.924333157189099" calcext:value-type="float">
            <text:p>0.9243331572</text:p>
          </table:table-cell>
          <table:table-cell office:value-type="float" office:value="0.94407383764001" calcext:value-type="float">
            <text:p>0.9440738376</text:p>
          </table:table-cell>
          <table:table-cell office:value-type="float" office:value="0.930981368381878" calcext:value-type="float">
            <text:p>0.9309813684</text:p>
          </table:table-cell>
          <table:table-cell office:value-type="float" office:value="0.936359458049391" calcext:value-type="float">
            <text:p>0.936359458</text:p>
          </table:table-cell>
          <table:table-cell office:value-type="float" office:value="0.91283178073919" calcext:value-type="float">
            <text:p>0.9128317807</text:p>
          </table:table-cell>
          <table:table-cell office:value-type="float" office:value="0.923370093302044" calcext:value-type="float">
            <text:p>0.9233700933</text:p>
          </table:table-cell>
          <table:table-cell office:value-type="float" office:value="0.932388033091843" calcext:value-type="float">
            <text:p>0.9323880331</text:p>
          </table:table-cell>
          <table:table-cell office:value-type="float" office:value="0.936387168020098" calcext:value-type="float">
            <text:p>0.936387168</text:p>
          </table:table-cell>
          <table:table-cell office:value-type="float" office:value="0.932349466100758" calcext:value-type="float">
            <text:p>0.9323494661</text:p>
          </table:table-cell>
          <table:table-cell office:value-type="float" office:value="0.948602461436418" calcext:value-type="float">
            <text:p>0.9486024614</text:p>
          </table:table-cell>
          <table:table-cell office:value-type="float" office:value="0.937516231595914" calcext:value-type="float">
            <text:p>0.9375162316</text:p>
          </table:table-cell>
          <table:table-cell office:value-type="float" office:value="0.941599633311061" calcext:value-type="float">
            <text:p>0.9415996333</text:p>
          </table:table-cell>
          <table:table-cell office:value-type="float" office:value="0.749337650494508" calcext:value-type="float">
            <text:p>0.7493376505</text:p>
          </table:table-cell>
          <table:table-cell office:value-type="float" office:value="0.690529744613216" calcext:value-type="float">
            <text:p>0.6905297446</text:p>
          </table:table-cell>
          <table:table-cell office:value-type="float" office:value="0.695288491513977" calcext:value-type="float">
            <text:p>0.6952884915</text:p>
          </table:table-cell>
          <table:table-cell office:value-type="float" office:value="0.938730908879273" calcext:value-type="float">
            <text:p>0.9387309089</text:p>
          </table:table-cell>
          <table:table-cell office:value-type="float" office:value="0.938732371791221" calcext:value-type="float">
            <text:p>0.9387323718</text:p>
          </table:table-cell>
          <table:table-cell office:value-type="float" office:value="0.938214616474228" calcext:value-type="float">
            <text:p>0.9382146165</text:p>
          </table:table-cell>
          <table:table-cell office:value-type="float" office:value="0.94324438529474" calcext:value-type="float">
            <text:p>0.9432443853</text:p>
          </table:table-cell>
          <table:table-cell office:value-type="float" office:value="0.918380884871232" calcext:value-type="float">
            <text:p>0.9183808849</text:p>
          </table:table-cell>
          <table:table-cell office:value-type="float" office:value="0.945947559518633" calcext:value-type="float">
            <text:p>0.9459475595</text:p>
          </table:table-cell>
          <table:table-cell office:value-type="float" office:value="0.918238382123391" calcext:value-type="float">
            <text:p>0.9182383821</text:p>
          </table:table-cell>
          <table:table-cell office:value-type="float" office:value="0.927456305027242" calcext:value-type="float">
            <text:p>0.927456305</text:p>
          </table:table-cell>
          <table:table-cell office:value-type="float" office:value="0.929087807821738" calcext:value-type="float">
            <text:p>0.9290878078</text:p>
          </table:table-cell>
          <table:table-cell office:value-type="float" office:value="0.938804735688233" calcext:value-type="float">
            <text:p>0.9388047357</text:p>
          </table:table-cell>
          <table:table-cell office:value-type="float" office:value="0.948859458188579" calcext:value-type="float">
            <text:p>0.9488594582</text:p>
          </table:table-cell>
          <table:table-cell office:value-type="float" office:value="0.923890975552641" calcext:value-type="float">
            <text:p>0.9238909756</text:p>
          </table:table-cell>
          <table:table-cell office:value-type="float" office:value="0.941567122351398" calcext:value-type="float">
            <text:p>0.9415671224</text:p>
          </table:table-cell>
          <table:table-cell office:value-type="float" office:value="0.935689804418706" calcext:value-type="float">
            <text:p>0.9356898044</text:p>
          </table:table-cell>
          <table:table-cell office:value-type="float" office:value="0.928002871751352" calcext:value-type="float">
            <text:p>0.9280028718</text:p>
          </table:table-cell>
          <table:table-cell office:value-type="float" office:value="0.945630715318673" calcext:value-type="float">
            <text:p>0.9456307153</text:p>
          </table:table-cell>
          <table:table-cell office:value-type="float" office:value="0.945914070593983" calcext:value-type="float">
            <text:p>0.9459140706</text:p>
          </table:table-cell>
          <table:table-cell office:value-type="float" office:value="0.948310544084998" calcext:value-type="float">
            <text:p>0.9483105441</text:p>
          </table:table-cell>
          <table:table-cell office:value-type="float" office:value="0.951909395928904" calcext:value-type="float">
            <text:p>0.9519093959</text:p>
          </table:table-cell>
          <table:table-cell office:value-type="float" office:value="0.933707656699479" calcext:value-type="float">
            <text:p>0.9337076567</text:p>
          </table:table-cell>
          <table:table-cell office:value-type="float" office:value="0.935028263586825" calcext:value-type="float">
            <text:p>0.9350282636</text:p>
          </table:table-cell>
          <table:table-cell office:value-type="float" office:value="0.908125590835051" calcext:value-type="float">
            <text:p>0.9081255908</text:p>
          </table:table-cell>
          <table:table-cell office:value-type="float" office:value="0.696157944167557" calcext:value-type="float">
            <text:p>0.6961579442</text:p>
          </table:table-cell>
          <table:table-cell office:value-type="float" office:value="0.753790452694727" calcext:value-type="float">
            <text:p>0.7537904527</text:p>
          </table:table-cell>
          <table:table-cell office:value-type="float" office:value="0.832115343790184" calcext:value-type="float">
            <text:p>0.8321153438</text:p>
          </table:table-cell>
          <table:table-cell office:value-type="float" office:value="0.896443631297876" calcext:value-type="float">
            <text:p>0.8964436313</text:p>
          </table:table-cell>
          <table:table-cell office:value-type="float" office:value="0.936921377031474" calcext:value-type="float">
            <text:p>0.936921377</text:p>
          </table:table-cell>
          <table:table-cell office:value-type="float" office:value="0.899950473598917" calcext:value-type="float">
            <text:p>0.8999504736</text:p>
          </table:table-cell>
          <table:table-cell office:value-type="float" office:value="0.915141742280678" calcext:value-type="float">
            <text:p>0.9151417423</text:p>
          </table:table-cell>
          <table:table-cell office:value-type="float" office:value="0.935311585556744" calcext:value-type="float">
            <text:p>0.9353115856</text:p>
          </table:table-cell>
          <table:table-cell office:value-type="float" office:value="0.89356597261226" calcext:value-type="float">
            <text:p>0.8935659726</text:p>
          </table:table-cell>
          <table:table-cell office:value-type="float" office:value="0.906222116255337" calcext:value-type="float">
            <text:p>0.9062221163</text:p>
          </table:table-cell>
          <table:table-cell office:value-type="float" office:value="0.908409180883542" calcext:value-type="float">
            <text:p>0.9084091809</text:p>
          </table:table-cell>
          <table:table-cell office:value-type="float" office:value="0.910505080291418" calcext:value-type="float">
            <text:p>0.9105050803</text:p>
          </table:table-cell>
          <table:table-cell office:value-type="float" office:value="0.923880740200804" calcext:value-type="float">
            <text:p>0.9238807402</text:p>
          </table:table-cell>
          <table:table-cell office:value-type="float" office:value="0.905560110788168" calcext:value-type="float">
            <text:p>0.9055601108</text:p>
          </table:table-cell>
          <table:table-cell office:value-type="float" office:value="0.924854567634782" calcext:value-type="float">
            <text:p>0.9248545676</text:p>
          </table:table-cell>
          <table:table-cell office:value-type="float" office:value="0.917808857720043" calcext:value-type="float">
            <text:p>0.9178088577</text:p>
          </table:table-cell>
          <table:table-cell office:value-type="float" office:value="0.912002004715406" calcext:value-type="float">
            <text:p>0.9120020047</text:p>
          </table:table-cell>
          <table:table-cell office:value-type="float" office:value="0.938998457609498" calcext:value-type="float">
            <text:p>0.9389984576</text:p>
          </table:table-cell>
          <table:table-cell office:value-type="float" office:value="0.928173620704695" calcext:value-type="float">
            <text:p>0.9281736207</text:p>
          </table:table-cell>
          <table:table-cell office:value-type="float" office:value="0.941383736613735" calcext:value-type="float">
            <text:p>0.9413837366</text:p>
          </table:table-cell>
          <table:table-cell office:value-type="float" office:value="0.932301202528206" calcext:value-type="float">
            <text:p>0.9323012025</text:p>
          </table:table-cell>
          <table:table-cell office:value-type="float" office:value="0.944716346800956" calcext:value-type="float">
            <text:p>0.9447163468</text:p>
          </table:table-cell>
          <table:table-cell office:value-type="float" office:value="0.929264612158653" calcext:value-type="float">
            <text:p>0.9292646122</text:p>
          </table:table-cell>
          <table:table-cell office:value-type="float" office:value="0.94015043316508" calcext:value-type="float">
            <text:p>0.9401504332</text:p>
          </table:table-cell>
          <table:table-cell office:value-type="float" office:value="0.933826329587968" calcext:value-type="float">
            <text:p>0.9338263296</text:p>
          </table:table-cell>
          <table:table-cell office:value-type="float" office:value="0.939940811626383" calcext:value-type="float">
            <text:p>0.9399408116</text:p>
          </table:table-cell>
          <table:table-cell office:value-type="float" office:value="0.951162065158386" calcext:value-type="float">
            <text:p>0.9511620652</text:p>
          </table:table-cell>
          <table:table-cell office:value-type="float" office:value="0.922946622712061" calcext:value-type="float">
            <text:p>0.9229466227</text:p>
          </table:table-cell>
          <table:table-cell office:value-type="float" office:value="0.936389147660215" calcext:value-type="float">
            <text:p>0.9363891477</text:p>
          </table:table-cell>
          <table:table-cell office:value-type="float" office:value="0.928261033669457" calcext:value-type="float">
            <text:p>0.9282610337</text:p>
          </table:table-cell>
          <table:table-cell office:value-type="float" office:value="0.939956549416988" calcext:value-type="float">
            <text:p>0.9399565494</text:p>
          </table:table-cell>
          <table:table-cell office:value-type="float" office:value="0.956381077778473" calcext:value-type="float">
            <text:p>0.9563810778</text:p>
          </table:table-cell>
          <table:table-cell office:value-type="float" office:value="0.937037061247262" calcext:value-type="float">
            <text:p>0.9370370612</text:p>
          </table:table-cell>
          <table:table-cell office:value-type="float" office:value="0.77535547141495" calcext:value-type="float">
            <text:p>0.7753554714</text:p>
          </table:table-cell>
          <table:table-cell office:value-type="float" office:value="0.693757140530988" calcext:value-type="float">
            <text:p>0.6937571405</text:p>
          </table:table-cell>
          <table:table-cell office:value-type="float" office:value="0.802002800816571" calcext:value-type="float">
            <text:p>0.8020028008</text:p>
          </table:table-cell>
          <table:table-cell office:value-type="float" office:value="0.787754530160069" calcext:value-type="float">
            <text:p>0.7877545302</text:p>
          </table:table-cell>
          <table:table-cell office:value-type="float" office:value="0.892996432570186" calcext:value-type="float">
            <text:p>0.8929964326</text:p>
          </table:table-cell>
          <table:table-cell office:value-type="float" office:value="0.925467944452568" calcext:value-type="float">
            <text:p>0.9254679445</text:p>
          </table:table-cell>
          <table:table-cell office:value-type="float" office:value="0.938071879576989" calcext:value-type="float">
            <text:p>0.9380718796</text:p>
          </table:table-cell>
          <table:table-cell office:value-type="float" office:value="0.945731426700611" calcext:value-type="float">
            <text:p>0.9457314267</text:p>
          </table:table-cell>
          <table:table-cell office:value-type="float" office:value="0.911885565486356" calcext:value-type="float">
            <text:p>0.9118855655</text:p>
          </table:table-cell>
          <table:table-cell office:value-type="float" office:value="0.922709422144044" calcext:value-type="float">
            <text:p>0.9227094221</text:p>
          </table:table-cell>
          <table:table-cell office:value-type="float" office:value="0.914549864156745" calcext:value-type="float">
            <text:p>0.9145498642</text:p>
          </table:table-cell>
          <table:table-cell office:value-type="float" office:value="0.901272765876504" calcext:value-type="float">
            <text:p>0.9012727659</text:p>
          </table:table-cell>
          <table:table-cell office:value-type="float" office:value="0.906809479167499" calcext:value-type="float">
            <text:p>0.9068094792</text:p>
          </table:table-cell>
          <table:table-cell office:value-type="float" office:value="0.943170088385858" calcext:value-type="float">
            <text:p>0.9431700884</text:p>
          </table:table-cell>
        </table:table-row>
        <table:table-row table:style-name="ro1">
          <table:table-cell office:value-type="string" calcext:value-type="string">
            <text:p>Chi</text:p>
          </table:table-cell>
          <table:table-cell office:value-type="float" office:value="292.698267102684" calcext:value-type="float">
            <text:p>292.6982671027</text:p>
          </table:table-cell>
          <table:table-cell office:value-type="float" office:value="250.745367741424" calcext:value-type="float">
            <text:p>250.7453677414</text:p>
          </table:table-cell>
          <table:table-cell office:value-type="float" office:value="462.316838310774" calcext:value-type="float">
            <text:p>462.3168383108</text:p>
          </table:table-cell>
          <table:table-cell office:value-type="float" office:value="252.074495138459" calcext:value-type="float">
            <text:p>252.0744951385</text:p>
          </table:table-cell>
          <table:table-cell office:value-type="float" office:value="214.901229661077" calcext:value-type="float">
            <text:p>214.9012296611</text:p>
          </table:table-cell>
          <table:table-cell office:value-type="float" office:value="263.500893431197" calcext:value-type="float">
            <text:p>263.5008934312</text:p>
          </table:table-cell>
          <table:table-cell office:value-type="float" office:value="328.941993469657" calcext:value-type="float">
            <text:p>328.9419934697</text:p>
          </table:table-cell>
          <table:table-cell office:value-type="float" office:value="316.726138679175" calcext:value-type="float">
            <text:p>316.7261386792</text:p>
          </table:table-cell>
          <table:table-cell office:value-type="float" office:value="477.451178363617" calcext:value-type="float">
            <text:p>477.4511783636</text:p>
          </table:table-cell>
          <table:table-cell office:value-type="float" office:value="319.02181946937" calcext:value-type="float">
            <text:p>319.0218194694</text:p>
          </table:table-cell>
          <table:table-cell office:value-type="float" office:value="351.940616906175" calcext:value-type="float">
            <text:p>351.9406169062</text:p>
          </table:table-cell>
          <table:table-cell office:value-type="float" office:value="356.5328970632" calcext:value-type="float">
            <text:p>356.5328970632</text:p>
          </table:table-cell>
          <table:table-cell office:value-type="float" office:value="370.544564865413" calcext:value-type="float">
            <text:p>370.5445648654</text:p>
          </table:table-cell>
          <table:table-cell office:value-type="float" office:value="514.451397783777" calcext:value-type="float">
            <text:p>514.4513977838</text:p>
          </table:table-cell>
          <table:table-cell office:value-type="float" office:value="451.902425466782" calcext:value-type="float">
            <text:p>451.9024254668</text:p>
          </table:table-cell>
          <table:table-cell office:value-type="float" office:value="278.455125783651" calcext:value-type="float">
            <text:p>278.4551257837</text:p>
          </table:table-cell>
          <table:table-cell office:value-type="float" office:value="329.850033323505" calcext:value-type="float">
            <text:p>329.8500333235</text:p>
          </table:table-cell>
          <table:table-cell office:value-type="float" office:value="259.400272157154" calcext:value-type="float">
            <text:p>259.4002721572</text:p>
          </table:table-cell>
          <table:table-cell office:value-type="float" office:value="304.315785776185" calcext:value-type="float">
            <text:p>304.3157857762</text:p>
          </table:table-cell>
          <table:table-cell office:value-type="float" office:value="270.704211366056" calcext:value-type="float">
            <text:p>270.7042113661</text:p>
          </table:table-cell>
          <table:table-cell office:value-type="float" office:value="358.724223506067" calcext:value-type="float">
            <text:p>358.7242235061</text:p>
          </table:table-cell>
          <table:table-cell office:value-type="float" office:value="239.387200120077" calcext:value-type="float">
            <text:p>239.3872001201</text:p>
          </table:table-cell>
          <table:table-cell office:value-type="float" office:value="293.332942388198" calcext:value-type="float">
            <text:p>293.3329423882</text:p>
          </table:table-cell>
          <table:table-cell office:value-type="float" office:value="1466.31893415298" calcext:value-type="float">
            <text:p>1466.318934153</text:p>
          </table:table-cell>
          <table:table-cell office:value-type="float" office:value="993.686945868602" calcext:value-type="float">
            <text:p>993.6869458686</text:p>
          </table:table-cell>
          <table:table-cell office:value-type="float" office:value="338.071170958441" calcext:value-type="float">
            <text:p>338.0711709584</text:p>
          </table:table-cell>
          <table:table-cell office:value-type="float" office:value="353.182468370147" calcext:value-type="float">
            <text:p>353.1824683701</text:p>
          </table:table-cell>
          <table:table-cell office:value-type="float" office:value="370.998069800941" calcext:value-type="float">
            <text:p>370.9980698009</text:p>
          </table:table-cell>
          <table:table-cell office:value-type="float" office:value="516.499441090068" calcext:value-type="float">
            <text:p>516.4994410901</text:p>
          </table:table-cell>
          <table:table-cell office:value-type="float" office:value="248.555966441929" calcext:value-type="float">
            <text:p>248.5559664419</text:p>
          </table:table-cell>
          <table:table-cell office:value-type="float" office:value="252.542743822283" calcext:value-type="float">
            <text:p>252.5427438223</text:p>
          </table:table-cell>
          <table:table-cell office:value-type="float" office:value="306.366373344163" calcext:value-type="float">
            <text:p>306.3663733442</text:p>
          </table:table-cell>
          <table:table-cell office:value-type="float" office:value="245.7064327973" calcext:value-type="float">
            <text:p>245.7064327973</text:p>
          </table:table-cell>
          <table:table-cell office:value-type="float" office:value="302.274912156784" calcext:value-type="float">
            <text:p>302.2749121568</text:p>
          </table:table-cell>
          <table:table-cell office:value-type="float" office:value="353.081415799626" calcext:value-type="float">
            <text:p>353.0814157996</text:p>
          </table:table-cell>
          <table:table-cell office:value-type="float" office:value="361.499873210406" calcext:value-type="float">
            <text:p>361.4998732104</text:p>
          </table:table-cell>
          <table:table-cell office:value-type="float" office:value="436.284751755915" calcext:value-type="float">
            <text:p>436.2847517559</text:p>
          </table:table-cell>
          <table:table-cell office:value-type="float" office:value="362.301040214044" calcext:value-type="float">
            <text:p>362.301040214</text:p>
          </table:table-cell>
          <table:table-cell office:value-type="float" office:value="282.447791850665" calcext:value-type="float">
            <text:p>282.4477918507</text:p>
          </table:table-cell>
          <table:table-cell office:value-type="float" office:value="262.556200518519" calcext:value-type="float">
            <text:p>262.5562005185</text:p>
          </table:table-cell>
          <table:table-cell office:value-type="float" office:value="494.129636389042" calcext:value-type="float">
            <text:p>494.129636389</text:p>
          </table:table-cell>
          <table:table-cell office:value-type="float" office:value="431.206180891549" calcext:value-type="float">
            <text:p>431.2061808915</text:p>
          </table:table-cell>
          <table:table-cell office:value-type="float" office:value="1563.15122876153" calcext:value-type="float">
            <text:p>1563.1512287615</text:p>
          </table:table-cell>
          <table:table-cell office:value-type="float" office:value="1409.5003769859" calcext:value-type="float">
            <text:p>1409.5003769859</text:p>
          </table:table-cell>
          <table:table-cell office:value-type="float" office:value="249.676261537086" calcext:value-type="float">
            <text:p>249.6762615371</text:p>
          </table:table-cell>
          <table:table-cell office:value-type="float" office:value="338.790803683685" calcext:value-type="float">
            <text:p>338.7908036837</text:p>
          </table:table-cell>
          <table:table-cell office:value-type="float" office:value="262.800346126024" calcext:value-type="float">
            <text:p>262.800346126</text:p>
          </table:table-cell>
          <table:table-cell office:value-type="float" office:value="508.45209373736" calcext:value-type="float">
            <text:p>508.4520937374</text:p>
          </table:table-cell>
          <table:table-cell office:value-type="float" office:value="280.783225525456" calcext:value-type="float">
            <text:p>280.7832255255</text:p>
          </table:table-cell>
          <table:table-cell office:value-type="float" office:value="310.390551832635" calcext:value-type="float">
            <text:p>310.3905518326</text:p>
          </table:table-cell>
          <table:table-cell office:value-type="float" office:value="327.280367228081" calcext:value-type="float">
            <text:p>327.2803672281</text:p>
          </table:table-cell>
          <table:table-cell office:value-type="float" office:value="264.776679806385" calcext:value-type="float">
            <text:p>264.7766798064</text:p>
          </table:table-cell>
          <table:table-cell office:value-type="float" office:value="441.121685741356" calcext:value-type="float">
            <text:p>441.1216857414</text:p>
          </table:table-cell>
          <table:table-cell office:value-type="float" office:value="355.836725280027" calcext:value-type="float">
            <text:p>355.83672528</text:p>
          </table:table-cell>
          <table:table-cell office:value-type="float" office:value="297.195344681678" calcext:value-type="float">
            <text:p>297.1953446817</text:p>
          </table:table-cell>
          <table:table-cell office:value-type="float" office:value="268.283125078349" calcext:value-type="float">
            <text:p>268.2831250784</text:p>
          </table:table-cell>
          <table:table-cell office:value-type="float" office:value="308.750682689468" calcext:value-type="float">
            <text:p>308.7506826895</text:p>
          </table:table-cell>
          <table:table-cell office:value-type="float" office:value="234.888189857217" calcext:value-type="float">
            <text:p>234.8881898572</text:p>
          </table:table-cell>
          <table:table-cell office:value-type="float" office:value="240.656050501657" calcext:value-type="float">
            <text:p>240.6560505017</text:p>
          </table:table-cell>
          <table:table-cell office:value-type="float" office:value="246.031897849801" calcext:value-type="float">
            <text:p>246.0318978498</text:p>
          </table:table-cell>
          <table:table-cell office:value-type="float" office:value="272.983111289833" calcext:value-type="float">
            <text:p>272.9831112898</text:p>
          </table:table-cell>
          <table:table-cell office:value-type="float" office:value="235.216795978278" calcext:value-type="float">
            <text:p>235.2167959783</text:p>
          </table:table-cell>
          <table:table-cell office:value-type="float" office:value="271.072047501095" calcext:value-type="float">
            <text:p>271.0720475011</text:p>
          </table:table-cell>
          <table:table-cell office:value-type="float" office:value="215.903719356628" calcext:value-type="float">
            <text:p>215.9037193566</text:p>
          </table:table-cell>
          <table:table-cell office:value-type="float" office:value="271.073500419312" calcext:value-type="float">
            <text:p>271.0735004193</text:p>
          </table:table-cell>
          <table:table-cell office:value-type="float" office:value="313.886672478014" calcext:value-type="float">
            <text:p>313.886672478</text:p>
          </table:table-cell>
          <table:table-cell office:value-type="float" office:value="897.488626312516" calcext:value-type="float">
            <text:p>897.4886263125</text:p>
          </table:table-cell>
          <table:table-cell office:value-type="float" office:value="2353.21111251753" calcext:value-type="float">
            <text:p>2353.2111125175</text:p>
          </table:table-cell>
          <table:table-cell office:value-type="float" office:value="1005.96896319776" calcext:value-type="float">
            <text:p>1005.9689631978</text:p>
          </table:table-cell>
          <table:table-cell office:value-type="float" office:value="249.516894827166" calcext:value-type="float">
            <text:p>249.5168948272</text:p>
          </table:table-cell>
          <table:table-cell office:value-type="float" office:value="291.614673504353" calcext:value-type="float">
            <text:p>291.6146735044</text:p>
          </table:table-cell>
          <table:table-cell office:value-type="float" office:value="246.614937716828" calcext:value-type="float">
            <text:p>246.6149377168</text:p>
          </table:table-cell>
          <table:table-cell office:value-type="float" office:value="257.172579906218" calcext:value-type="float">
            <text:p>257.1725799062</text:p>
          </table:table-cell>
          <table:table-cell office:value-type="float" office:value="437.993194990205" calcext:value-type="float">
            <text:p>437.9931949902</text:p>
          </table:table-cell>
          <table:table-cell office:value-type="float" office:value="204.116102048211" calcext:value-type="float">
            <text:p>204.1161020482</text:p>
          </table:table-cell>
          <table:table-cell office:value-type="float" office:value="335.851220051025" calcext:value-type="float">
            <text:p>335.851220051</text:p>
          </table:table-cell>
          <table:table-cell office:value-type="float" office:value="358.497522544866" calcext:value-type="float">
            <text:p>358.4975225449</text:p>
          </table:table-cell>
          <table:table-cell office:value-type="float" office:value="314.592303049632" calcext:value-type="float">
            <text:p>314.5923030496</text:p>
          </table:table-cell>
          <table:table-cell office:value-type="float" office:value="278.436444362083" calcext:value-type="float">
            <text:p>278.4364443621</text:p>
          </table:table-cell>
          <table:table-cell office:value-type="float" office:value="204.897555303712" calcext:value-type="float">
            <text:p>204.8975553037</text:p>
          </table:table-cell>
          <table:table-cell office:value-type="float" office:value="333.947250532363" calcext:value-type="float">
            <text:p>333.9472505324</text:p>
          </table:table-cell>
          <table:table-cell office:value-type="float" office:value="295.88618749963" calcext:value-type="float">
            <text:p>295.8861874996</text:p>
          </table:table-cell>
          <table:table-cell office:value-type="float" office:value="277.024452089174" calcext:value-type="float">
            <text:p>277.0244520892</text:p>
          </table:table-cell>
          <table:table-cell office:value-type="float" office:value="287.66999409976" calcext:value-type="float">
            <text:p>287.6699940998</text:p>
          </table:table-cell>
          <table:table-cell office:value-type="float" office:value="186.699156444008" calcext:value-type="float">
            <text:p>186.699156444</text:p>
          </table:table-cell>
          <table:table-cell office:value-type="float" office:value="266.513314987716" calcext:value-type="float">
            <text:p>266.5133149877</text:p>
          </table:table-cell>
          <table:table-cell office:value-type="float" office:value="270.363272358465" calcext:value-type="float">
            <text:p>270.3632723585</text:p>
          </table:table-cell>
          <table:table-cell office:value-type="float" office:value="268.192463635777" calcext:value-type="float">
            <text:p>268.1924636358</text:p>
          </table:table-cell>
          <table:table-cell office:value-type="float" office:value="385.593581422669" calcext:value-type="float">
            <text:p>385.5935814227</text:p>
          </table:table-cell>
          <table:table-cell office:value-type="float" office:value="428.974679391305" calcext:value-type="float">
            <text:p>428.9746793913</text:p>
          </table:table-cell>
          <table:table-cell office:value-type="float" office:value="294.15248724396" calcext:value-type="float">
            <text:p>294.152487244</text:p>
          </table:table-cell>
          <table:table-cell office:value-type="float" office:value="2487.16910521406" calcext:value-type="float">
            <text:p>2487.1691052141</text:p>
          </table:table-cell>
          <table:table-cell office:value-type="float" office:value="834.607046518372" calcext:value-type="float">
            <text:p>834.6070465184</text:p>
          </table:table-cell>
          <table:table-cell office:value-type="float" office:value="517.452079138202" calcext:value-type="float">
            <text:p>517.4520791382</text:p>
          </table:table-cell>
          <table:table-cell office:value-type="float" office:value="375.938061257361" calcext:value-type="float">
            <text:p>375.9380612574</text:p>
          </table:table-cell>
          <table:table-cell office:value-type="float" office:value="273.325671737688" calcext:value-type="float">
            <text:p>273.3256717377</text:p>
          </table:table-cell>
          <table:table-cell office:value-type="float" office:value="479.409976853872" calcext:value-type="float">
            <text:p>479.4099768539</text:p>
          </table:table-cell>
          <table:table-cell office:value-type="float" office:value="397.064287086869" calcext:value-type="float">
            <text:p>397.0642870869</text:p>
          </table:table-cell>
          <table:table-cell office:value-type="float" office:value="295.094970662799" calcext:value-type="float">
            <text:p>295.0949706628</text:p>
          </table:table-cell>
          <table:table-cell office:value-type="float" office:value="490.447324267219" calcext:value-type="float">
            <text:p>490.4473242672</text:p>
          </table:table-cell>
          <table:table-cell office:value-type="float" office:value="334.225568272931" calcext:value-type="float">
            <text:p>334.2255682729</text:p>
          </table:table-cell>
          <table:table-cell office:value-type="float" office:value="315.810795480409" calcext:value-type="float">
            <text:p>315.8107954804</text:p>
          </table:table-cell>
          <table:table-cell office:value-type="float" office:value="347.307627343676" calcext:value-type="float">
            <text:p>347.3076273437</text:p>
          </table:table-cell>
          <table:table-cell office:value-type="float" office:value="395.084879078904" calcext:value-type="float">
            <text:p>395.0848790789</text:p>
          </table:table-cell>
          <table:table-cell office:value-type="float" office:value="339.569117672896" calcext:value-type="float">
            <text:p>339.5691176729</text:p>
          </table:table-cell>
          <table:table-cell office:value-type="float" office:value="286.993719265314" calcext:value-type="float">
            <text:p>286.9937192653</text:p>
          </table:table-cell>
          <table:table-cell office:value-type="float" office:value="330.891160103861" calcext:value-type="float">
            <text:p>330.8911601039</text:p>
          </table:table-cell>
          <table:table-cell office:value-type="float" office:value="451.695000557157" calcext:value-type="float">
            <text:p>451.6950005572</text:p>
          </table:table-cell>
          <table:table-cell office:value-type="float" office:value="234.826746981401" calcext:value-type="float">
            <text:p>234.8267469814</text:p>
          </table:table-cell>
          <table:table-cell office:value-type="float" office:value="273.090861204804" calcext:value-type="float">
            <text:p>273.0908612048</text:p>
          </table:table-cell>
          <table:table-cell office:value-type="float" office:value="258.885712387104" calcext:value-type="float">
            <text:p>258.8857123871</text:p>
          </table:table-cell>
          <table:table-cell office:value-type="float" office:value="291.350117367524" calcext:value-type="float">
            <text:p>291.3501173675</text:p>
          </table:table-cell>
          <table:table-cell office:value-type="float" office:value="271.277787289832" calcext:value-type="float">
            <text:p>271.2777872898</text:p>
          </table:table-cell>
          <table:table-cell office:value-type="float" office:value="243.894864851846" calcext:value-type="float">
            <text:p>243.8948648518</text:p>
          </table:table-cell>
          <table:table-cell office:value-type="float" office:value="301.224791028464" calcext:value-type="float">
            <text:p>301.2247910285</text:p>
          </table:table-cell>
          <table:table-cell office:value-type="float" office:value="364.503844098151" calcext:value-type="float">
            <text:p>364.5038440982</text:p>
          </table:table-cell>
          <table:table-cell office:value-type="float" office:value="304.285555582007" calcext:value-type="float">
            <text:p>304.285555582</text:p>
          </table:table-cell>
          <table:table-cell office:value-type="float" office:value="252.974071240594" calcext:value-type="float">
            <text:p>252.9740712406</text:p>
          </table:table-cell>
          <table:table-cell office:value-type="float" office:value="275.107968122288" calcext:value-type="float">
            <text:p>275.1079681223</text:p>
          </table:table-cell>
          <table:table-cell office:value-type="float" office:value="279.327646866537" calcext:value-type="float">
            <text:p>279.3276468665</text:p>
          </table:table-cell>
          <table:table-cell office:value-type="float" office:value="238.579278167052" calcext:value-type="float">
            <text:p>238.5792781671</text:p>
          </table:table-cell>
          <table:table-cell office:value-type="float" office:value="290.72187270802" calcext:value-type="float">
            <text:p>290.721872708</text:p>
          </table:table-cell>
          <table:table-cell office:value-type="float" office:value="235.499576438462" calcext:value-type="float">
            <text:p>235.4995764385</text:p>
          </table:table-cell>
          <table:table-cell office:value-type="float" office:value="293.522505408945" calcext:value-type="float">
            <text:p>293.5225054089</text:p>
          </table:table-cell>
          <table:table-cell office:value-type="float" office:value="718.272004491199" calcext:value-type="float">
            <text:p>718.2720044912</text:p>
          </table:table-cell>
          <table:table-cell office:value-type="float" office:value="2147.7275879624" calcext:value-type="float">
            <text:p>2147.7275879624</text:p>
          </table:table-cell>
          <table:table-cell office:value-type="float" office:value="631.80083213743" calcext:value-type="float">
            <text:p>631.8008321374</text:p>
          </table:table-cell>
          <table:table-cell office:value-type="float" office:value="611.321466205637" calcext:value-type="float">
            <text:p>611.3214662056</text:p>
          </table:table-cell>
          <table:table-cell office:value-type="float" office:value="425.417120984386" calcext:value-type="float">
            <text:p>425.4171209844</text:p>
          </table:table-cell>
          <table:table-cell office:value-type="float" office:value="390.616684088341" calcext:value-type="float">
            <text:p>390.6166840883</text:p>
          </table:table-cell>
          <table:table-cell office:value-type="float" office:value="231.754798176316" calcext:value-type="float">
            <text:p>231.7547981763</text:p>
          </table:table-cell>
          <table:table-cell office:value-type="float" office:value="203.179419752769" calcext:value-type="float">
            <text:p>203.1794197528</text:p>
          </table:table-cell>
          <table:table-cell office:value-type="float" office:value="500.563280351244" calcext:value-type="float">
            <text:p>500.5632803512</text:p>
          </table:table-cell>
          <table:table-cell office:value-type="float" office:value="304.298847535016" calcext:value-type="float">
            <text:p>304.298847535</text:p>
          </table:table-cell>
          <table:table-cell office:value-type="float" office:value="299.662343260057" calcext:value-type="float">
            <text:p>299.6623432601</text:p>
          </table:table-cell>
          <table:table-cell office:value-type="float" office:value="312.644234063713" calcext:value-type="float">
            <text:p>312.6442340637</text:p>
          </table:table-cell>
          <table:table-cell office:value-type="float" office:value="290.227905572563" calcext:value-type="float">
            <text:p>290.2279055726</text:p>
          </table:table-cell>
          <table:table-cell office:value-type="float" office:value="233.934015286654" calcext:value-type="float">
            <text:p>233.9340152867</text:p>
          </table:table-cell>
        </table:table-row>
        <table:table-row table:style-name="ro1">
          <table:table-cell office:value-type="string" calcext:value-type="string">
            <text:p>intersect</text:p>
          </table:table-cell>
          <table:table-cell office:value-type="float" office:value="1533" calcext:value-type="float">
            <text:p>1533</text:p>
          </table:table-cell>
          <table:table-cell office:value-type="float" office:value="1581" calcext:value-type="float">
            <text:p>1581</text:p>
          </table:table-cell>
          <table:table-cell office:value-type="float" office:value="1589" calcext:value-type="float">
            <text:p>1589</text:p>
          </table:table-cell>
          <table:table-cell office:value-type="float" office:value="1545" calcext:value-type="float">
            <text:p>1545</text:p>
          </table:table-cell>
          <table:table-cell office:value-type="float" office:value="1576" calcext:value-type="float">
            <text:p>1576</text:p>
          </table:table-cell>
          <table:table-cell office:value-type="float" office:value="1668" calcext:value-type="float">
            <text:p>1668</text:p>
          </table:table-cell>
          <table:table-cell office:value-type="float" office:value="1609" calcext:value-type="float">
            <text:p>1609</text:p>
          </table:table-cell>
          <table:table-cell office:value-type="float" office:value="1571" calcext:value-type="float">
            <text:p>1571</text:p>
          </table:table-cell>
          <table:table-cell office:value-type="float" office:value="1497" calcext:value-type="float">
            <text:p>1497</text:p>
          </table:table-cell>
          <table:table-cell office:value-type="float" office:value="1530" calcext:value-type="float">
            <text:p>1530</text:p>
          </table:table-cell>
          <table:table-cell office:value-type="float" office:value="1441" calcext:value-type="float">
            <text:p>1441</text:p>
          </table:table-cell>
          <table:table-cell office:value-type="float" office:value="1442" calcext:value-type="float">
            <text:p>1442</text:p>
          </table:table-cell>
          <table:table-cell office:value-type="float" office:value="1488" calcext:value-type="float">
            <text:p>1488</text:p>
          </table:table-cell>
          <table:table-cell office:value-type="float" office:value="1457" calcext:value-type="float">
            <text:p>1457</text:p>
          </table:table-cell>
          <table:table-cell office:value-type="float" office:value="1471" calcext:value-type="float">
            <text:p>1471</text:p>
          </table:table-cell>
          <table:table-cell office:value-type="float" office:value="1416" calcext:value-type="float">
            <text:p>1416</text:p>
          </table:table-cell>
          <table:table-cell table:number-columns-repeated="2" office:value-type="float" office:value="1440" calcext:value-type="float">
            <text:p>1440</text:p>
          </table:table-cell>
          <table:table-cell office:value-type="float" office:value="1379" calcext:value-type="float">
            <text:p>1379</text:p>
          </table:table-cell>
          <table:table-cell office:value-type="float" office:value="1408" calcext:value-type="float">
            <text:p>1408</text:p>
          </table:table-cell>
          <table:table-cell office:value-type="float" office:value="1388" calcext:value-type="float">
            <text:p>1388</text:p>
          </table:table-cell>
          <table:table-cell office:value-type="float" office:value="1435" calcext:value-type="float">
            <text:p>1435</text:p>
          </table:table-cell>
          <table:table-cell office:value-type="float" office:value="1439" calcext:value-type="float">
            <text:p>1439</text:p>
          </table:table-cell>
          <table:table-cell office:value-type="float" office:value="1043" calcext:value-type="float">
            <text:p>1043</text:p>
          </table:table-cell>
          <table:table-cell office:value-type="float" office:value="1082" calcext:value-type="float">
            <text:p>1082</text:p>
          </table:table-cell>
          <table:table-cell office:value-type="float" office:value="1543" calcext:value-type="float">
            <text:p>1543</text:p>
          </table:table-cell>
          <table:table-cell office:value-type="float" office:value="1435" calcext:value-type="float">
            <text:p>1435</text:p>
          </table:table-cell>
          <table:table-cell office:value-type="float" office:value="1608" calcext:value-type="float">
            <text:p>1608</text:p>
          </table:table-cell>
          <table:table-cell office:value-type="float" office:value="1581" calcext:value-type="float">
            <text:p>1581</text:p>
          </table:table-cell>
          <table:table-cell office:value-type="float" office:value="1567" calcext:value-type="float">
            <text:p>1567</text:p>
          </table:table-cell>
          <table:table-cell office:value-type="float" office:value="1662" calcext:value-type="float">
            <text:p>1662</text:p>
          </table:table-cell>
          <table:table-cell office:value-type="float" office:value="1580" calcext:value-type="float">
            <text:p>1580</text:p>
          </table:table-cell>
          <table:table-cell office:value-type="float" office:value="1596" calcext:value-type="float">
            <text:p>1596</text:p>
          </table:table-cell>
          <table:table-cell office:value-type="float" office:value="1453" calcext:value-type="float">
            <text:p>1453</text:p>
          </table:table-cell>
          <table:table-cell office:value-type="float" office:value="1576" calcext:value-type="float">
            <text:p>1576</text:p>
          </table:table-cell>
          <table:table-cell office:value-type="float" office:value="1486" calcext:value-type="float">
            <text:p>1486</text:p>
          </table:table-cell>
          <table:table-cell office:value-type="float" office:value="1503" calcext:value-type="float">
            <text:p>1503</text:p>
          </table:table-cell>
          <table:table-cell office:value-type="float" office:value="1637" calcext:value-type="float">
            <text:p>1637</text:p>
          </table:table-cell>
          <table:table-cell office:value-type="float" office:value="1452" calcext:value-type="float">
            <text:p>1452</text:p>
          </table:table-cell>
          <table:table-cell office:value-type="float" office:value="1674" calcext:value-type="float">
            <text:p>1674</text:p>
          </table:table-cell>
          <table:table-cell office:value-type="float" office:value="1530" calcext:value-type="float">
            <text:p>1530</text:p>
          </table:table-cell>
          <table:table-cell office:value-type="float" office:value="1398" calcext:value-type="float">
            <text:p>1398</text:p>
          </table:table-cell>
          <table:table-cell office:value-type="float" office:value="1126" calcext:value-type="float">
            <text:p>1126</text:p>
          </table:table-cell>
          <table:table-cell office:value-type="float" office:value="976" calcext:value-type="float">
            <text:p>976</text:p>
          </table:table-cell>
          <table:table-cell office:value-type="float" office:value="1362" calcext:value-type="float">
            <text:p>1362</text:p>
          </table:table-cell>
          <table:table-cell office:value-type="float" office:value="1353" calcext:value-type="float">
            <text:p>1353</text:p>
          </table:table-cell>
          <table:table-cell office:value-type="float" office:value="1345" calcext:value-type="float">
            <text:p>1345</text:p>
          </table:table-cell>
          <table:table-cell office:value-type="float" office:value="1302" calcext:value-type="float">
            <text:p>1302</text:p>
          </table:table-cell>
          <table:table-cell office:value-type="float" office:value="1424" calcext:value-type="float">
            <text:p>1424</text:p>
          </table:table-cell>
          <table:table-cell office:value-type="float" office:value="1336" calcext:value-type="float">
            <text:p>1336</text:p>
          </table:table-cell>
          <table:table-cell office:value-type="float" office:value="1390" calcext:value-type="float">
            <text:p>1390</text:p>
          </table:table-cell>
          <table:table-cell office:value-type="float" office:value="1365" calcext:value-type="float">
            <text:p>1365</text:p>
          </table:table-cell>
          <table:table-cell office:value-type="float" office:value="1367" calcext:value-type="float">
            <text:p>1367</text:p>
          </table:table-cell>
          <table:table-cell office:value-type="float" office:value="1297" calcext:value-type="float">
            <text:p>1297</text:p>
          </table:table-cell>
          <table:table-cell office:value-type="float" office:value="1372" calcext:value-type="float">
            <text:p>1372</text:p>
          </table:table-cell>
          <table:table-cell office:value-type="float" office:value="1516" calcext:value-type="float">
            <text:p>1516</text:p>
          </table:table-cell>
          <table:table-cell office:value-type="float" office:value="1427" calcext:value-type="float">
            <text:p>1427</text:p>
          </table:table-cell>
          <table:table-cell office:value-type="float" office:value="1535" calcext:value-type="float">
            <text:p>1535</text:p>
          </table:table-cell>
          <table:table-cell office:value-type="float" office:value="1413" calcext:value-type="float">
            <text:p>1413</text:p>
          </table:table-cell>
          <table:table-cell office:value-type="float" office:value="1429" calcext:value-type="float">
            <text:p>1429</text:p>
          </table:table-cell>
          <table:table-cell office:value-type="float" office:value="1333" calcext:value-type="float">
            <text:p>1333</text:p>
          </table:table-cell>
          <table:table-cell office:value-type="float" office:value="1410" calcext:value-type="float">
            <text:p>1410</text:p>
          </table:table-cell>
          <table:table-cell office:value-type="float" office:value="1492" calcext:value-type="float">
            <text:p>1492</text:p>
          </table:table-cell>
          <table:table-cell office:value-type="float" office:value="1556" calcext:value-type="float">
            <text:p>1556</text:p>
          </table:table-cell>
          <table:table-cell office:value-type="float" office:value="1546" calcext:value-type="float">
            <text:p>1546</text:p>
          </table:table-cell>
          <table:table-cell office:value-type="float" office:value="1451" calcext:value-type="float">
            <text:p>1451</text:p>
          </table:table-cell>
          <table:table-cell office:value-type="float" office:value="1136" calcext:value-type="float">
            <text:p>1136</text:p>
          </table:table-cell>
          <table:table-cell office:value-type="float" office:value="1030" calcext:value-type="float">
            <text:p>1030</text:p>
          </table:table-cell>
          <table:table-cell office:value-type="float" office:value="1098" calcext:value-type="float">
            <text:p>1098</text:p>
          </table:table-cell>
          <table:table-cell office:value-type="float" office:value="1550" calcext:value-type="float">
            <text:p>1550</text:p>
          </table:table-cell>
          <table:table-cell office:value-type="float" office:value="1509" calcext:value-type="float">
            <text:p>1509</text:p>
          </table:table-cell>
          <table:table-cell office:value-type="float" office:value="1544" calcext:value-type="float">
            <text:p>1544</text:p>
          </table:table-cell>
          <table:table-cell office:value-type="float" office:value="1545" calcext:value-type="float">
            <text:p>1545</text:p>
          </table:table-cell>
          <table:table-cell office:value-type="float" office:value="1501" calcext:value-type="float">
            <text:p>1501</text:p>
          </table:table-cell>
          <table:table-cell office:value-type="float" office:value="1605" calcext:value-type="float">
            <text:p>1605</text:p>
          </table:table-cell>
          <table:table-cell office:value-type="float" office:value="1515" calcext:value-type="float">
            <text:p>1515</text:p>
          </table:table-cell>
          <table:table-cell office:value-type="float" office:value="1493" calcext:value-type="float">
            <text:p>1493</text:p>
          </table:table-cell>
          <table:table-cell office:value-type="float" office:value="1530" calcext:value-type="float">
            <text:p>1530</text:p>
          </table:table-cell>
          <table:table-cell office:value-type="float" office:value="1512" calcext:value-type="float">
            <text:p>1512</text:p>
          </table:table-cell>
          <table:table-cell office:value-type="float" office:value="1553" calcext:value-type="float">
            <text:p>1553</text:p>
          </table:table-cell>
          <table:table-cell office:value-type="float" office:value="1508" calcext:value-type="float">
            <text:p>1508</text:p>
          </table:table-cell>
          <table:table-cell office:value-type="float" office:value="1601" calcext:value-type="float">
            <text:p>1601</text:p>
          </table:table-cell>
          <table:table-cell office:value-type="float" office:value="1528" calcext:value-type="float">
            <text:p>1528</text:p>
          </table:table-cell>
          <table:table-cell office:value-type="float" office:value="1501" calcext:value-type="float">
            <text:p>1501</text:p>
          </table:table-cell>
          <table:table-cell office:value-type="float" office:value="1538" calcext:value-type="float">
            <text:p>1538</text:p>
          </table:table-cell>
          <table:table-cell office:value-type="float" office:value="1537" calcext:value-type="float">
            <text:p>1537</text:p>
          </table:table-cell>
          <table:table-cell office:value-type="float" office:value="1565" calcext:value-type="float">
            <text:p>1565</text:p>
          </table:table-cell>
          <table:table-cell office:value-type="float" office:value="1481" calcext:value-type="float">
            <text:p>1481</text:p>
          </table:table-cell>
          <table:table-cell office:value-type="float" office:value="1520" calcext:value-type="float">
            <text:p>1520</text:p>
          </table:table-cell>
          <table:table-cell office:value-type="float" office:value="1512" calcext:value-type="float">
            <text:p>1512</text:p>
          </table:table-cell>
          <table:table-cell office:value-type="float" office:value="1429" calcext:value-type="float">
            <text:p>1429</text:p>
          </table:table-cell>
          <table:table-cell office:value-type="float" office:value="1137" calcext:value-type="float">
            <text:p>1137</text:p>
          </table:table-cell>
          <table:table-cell office:value-type="float" office:value="1096" calcext:value-type="float">
            <text:p>1096</text:p>
          </table:table-cell>
          <table:table-cell office:value-type="float" office:value="1264" calcext:value-type="float">
            <text:p>1264</text:p>
          </table:table-cell>
          <table:table-cell office:value-type="float" office:value="1372" calcext:value-type="float">
            <text:p>1372</text:p>
          </table:table-cell>
          <table:table-cell office:value-type="float" office:value="1520" calcext:value-type="float">
            <text:p>1520</text:p>
          </table:table-cell>
          <table:table-cell office:value-type="float" office:value="1433" calcext:value-type="float">
            <text:p>1433</text:p>
          </table:table-cell>
          <table:table-cell office:value-type="float" office:value="1488" calcext:value-type="float">
            <text:p>1488</text:p>
          </table:table-cell>
          <table:table-cell office:value-type="float" office:value="1514" calcext:value-type="float">
            <text:p>1514</text:p>
          </table:table-cell>
          <table:table-cell office:value-type="float" office:value="1396" calcext:value-type="float">
            <text:p>1396</text:p>
          </table:table-cell>
          <table:table-cell office:value-type="float" office:value="1471" calcext:value-type="float">
            <text:p>1471</text:p>
          </table:table-cell>
          <table:table-cell office:value-type="float" office:value="1465" calcext:value-type="float">
            <text:p>1465</text:p>
          </table:table-cell>
          <table:table-cell office:value-type="float" office:value="1494" calcext:value-type="float">
            <text:p>1494</text:p>
          </table:table-cell>
          <table:table-cell office:value-type="float" office:value="1473" calcext:value-type="float">
            <text:p>1473</text:p>
          </table:table-cell>
          <table:table-cell office:value-type="float" office:value="1451" calcext:value-type="float">
            <text:p>1451</text:p>
          </table:table-cell>
          <table:table-cell office:value-type="float" office:value="1463" calcext:value-type="float">
            <text:p>1463</text:p>
          </table:table-cell>
          <table:table-cell office:value-type="float" office:value="1371" calcext:value-type="float">
            <text:p>1371</text:p>
          </table:table-cell>
          <table:table-cell office:value-type="float" office:value="1477" calcext:value-type="float">
            <text:p>1477</text:p>
          </table:table-cell>
          <table:table-cell office:value-type="float" office:value="1521" calcext:value-type="float">
            <text:p>1521</text:p>
          </table:table-cell>
          <table:table-cell office:value-type="float" office:value="1517" calcext:value-type="float">
            <text:p>1517</text:p>
          </table:table-cell>
          <table:table-cell office:value-type="float" office:value="1516" calcext:value-type="float">
            <text:p>1516</text:p>
          </table:table-cell>
          <table:table-cell office:value-type="float" office:value="1522" calcext:value-type="float">
            <text:p>1522</text:p>
          </table:table-cell>
          <table:table-cell office:value-type="float" office:value="1533" calcext:value-type="float">
            <text:p>1533</text:p>
          </table:table-cell>
          <table:table-cell office:value-type="float" office:value="1458" calcext:value-type="float">
            <text:p>1458</text:p>
          </table:table-cell>
          <table:table-cell office:value-type="float" office:value="1563" calcext:value-type="float">
            <text:p>1563</text:p>
          </table:table-cell>
          <table:table-cell office:value-type="float" office:value="1508" calcext:value-type="float">
            <text:p>1508</text:p>
          </table:table-cell>
          <table:table-cell office:value-type="float" office:value="1593" calcext:value-type="float">
            <text:p>1593</text:p>
          </table:table-cell>
          <table:table-cell office:value-type="float" office:value="1547" calcext:value-type="float">
            <text:p>1547</text:p>
          </table:table-cell>
          <table:table-cell office:value-type="float" office:value="1514" calcext:value-type="float">
            <text:p>1514</text:p>
          </table:table-cell>
          <table:table-cell office:value-type="float" office:value="1518" calcext:value-type="float">
            <text:p>1518</text:p>
          </table:table-cell>
          <table:table-cell office:value-type="float" office:value="1553" calcext:value-type="float">
            <text:p>1553</text:p>
          </table:table-cell>
          <table:table-cell office:value-type="float" office:value="1598" calcext:value-type="float">
            <text:p>1598</text:p>
          </table:table-cell>
          <table:table-cell office:value-type="float" office:value="1581" calcext:value-type="float">
            <text:p>1581</text:p>
          </table:table-cell>
          <table:table-cell office:value-type="float" office:value="1659" calcext:value-type="float">
            <text:p>1659</text:p>
          </table:table-cell>
          <table:table-cell office:value-type="float" office:value="1258" calcext:value-type="float">
            <text:p>1258</text:p>
          </table:table-cell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273" calcext:value-type="float">
            <text:p>1273</text:p>
          </table:table-cell>
          <table:table-cell office:value-type="float" office:value="1356" calcext:value-type="float">
            <text:p>1356</text:p>
          </table:table-cell>
          <table:table-cell office:value-type="float" office:value="1530" calcext:value-type="float">
            <text:p>1530</text:p>
          </table:table-cell>
          <table:table-cell office:value-type="float" office:value="1547" calcext:value-type="float">
            <text:p>1547</text:p>
          </table:table-cell>
          <table:table-cell office:value-type="float" office:value="1559" calcext:value-type="float">
            <text:p>1559</text:p>
          </table:table-cell>
          <table:table-cell office:value-type="float" office:value="1453" calcext:value-type="float">
            <text:p>1453</text:p>
          </table:table-cell>
          <table:table-cell office:value-type="float" office:value="1407" calcext:value-type="float">
            <text:p>1407</text:p>
          </table:table-cell>
          <table:table-cell office:value-type="float" office:value="1395" calcext:value-type="float">
            <text:p>1395</text:p>
          </table:table-cell>
          <table:table-cell office:value-type="float" office:value="1405" calcext:value-type="float">
            <text:p>1405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hellinger</text:p>
          </table:table-cell>
          <table:table-cell office:value-type="float" office:value="0.141906116815362" calcext:value-type="float">
            <text:p>0.1419061168</text:p>
          </table:table-cell>
          <table:table-cell office:value-type="float" office:value="0.13779229987723" calcext:value-type="float">
            <text:p>0.1377922999</text:p>
          </table:table-cell>
          <table:table-cell office:value-type="float" office:value="0.147769998351179" calcext:value-type="float">
            <text:p>0.1477699984</text:p>
          </table:table-cell>
          <table:table-cell office:value-type="float" office:value="0.127486338339362" calcext:value-type="float">
            <text:p>0.1274863383</text:p>
          </table:table-cell>
          <table:table-cell office:value-type="float" office:value="0.125573148811589" calcext:value-type="float">
            <text:p>0.1255731488</text:p>
          </table:table-cell>
          <table:table-cell office:value-type="float" office:value="0.142411330307525" calcext:value-type="float">
            <text:p>0.1424113303</text:p>
          </table:table-cell>
          <table:table-cell office:value-type="float" office:value="0.148126587490708" calcext:value-type="float">
            <text:p>0.1481265875</text:p>
          </table:table-cell>
          <table:table-cell office:value-type="float" office:value="0.152881571729277" calcext:value-type="float">
            <text:p>0.1528815717</text:p>
          </table:table-cell>
          <table:table-cell office:value-type="float" office:value="0.16847238100876" calcext:value-type="float">
            <text:p>0.168472381</text:p>
          </table:table-cell>
          <table:table-cell office:value-type="float" office:value="0.166310951360425" calcext:value-type="float">
            <text:p>0.1663109514</text:p>
          </table:table-cell>
          <table:table-cell office:value-type="float" office:value="0.155900800002041" calcext:value-type="float">
            <text:p>0.1559008</text:p>
          </table:table-cell>
          <table:table-cell office:value-type="float" office:value="0.151531490680631" calcext:value-type="float">
            <text:p>0.1515314907</text:p>
          </table:table-cell>
          <table:table-cell office:value-type="float" office:value="0.160660714301692" calcext:value-type="float">
            <text:p>0.1606607143</text:p>
          </table:table-cell>
          <table:table-cell office:value-type="float" office:value="0.161620828477248" calcext:value-type="float">
            <text:p>0.1616208285</text:p>
          </table:table-cell>
          <table:table-cell office:value-type="float" office:value="0.157151758593368" calcext:value-type="float">
            <text:p>0.1571517586</text:p>
          </table:table-cell>
          <table:table-cell office:value-type="float" office:value="0.14307166425944" calcext:value-type="float">
            <text:p>0.1430716643</text:p>
          </table:table-cell>
          <table:table-cell office:value-type="float" office:value="0.152613400147648" calcext:value-type="float">
            <text:p>0.1526134001</text:p>
          </table:table-cell>
          <table:table-cell office:value-type="float" office:value="0.152188008523666" calcext:value-type="float">
            <text:p>0.1521880085</text:p>
          </table:table-cell>
          <table:table-cell office:value-type="float" office:value="0.152652531641184" calcext:value-type="float">
            <text:p>0.1526525316</text:p>
          </table:table-cell>
          <table:table-cell office:value-type="float" office:value="0.154398850647943" calcext:value-type="float">
            <text:p>0.1543988506</text:p>
          </table:table-cell>
          <table:table-cell office:value-type="float" office:value="0.170478274139936" calcext:value-type="float">
            <text:p>0.1704782741</text:p>
          </table:table-cell>
          <table:table-cell office:value-type="float" office:value="0.138338616724702" calcext:value-type="float">
            <text:p>0.1383386167</text:p>
          </table:table-cell>
          <table:table-cell office:value-type="float" office:value="0.135425665192841" calcext:value-type="float">
            <text:p>0.1354256652</text:p>
          </table:table-cell>
          <table:table-cell office:value-type="float" office:value="0.329986169769607" calcext:value-type="float">
            <text:p>0.3299861698</text:p>
          </table:table-cell>
          <table:table-cell office:value-type="float" office:value="0.341071382532208" calcext:value-type="float">
            <text:p>0.3410713825</text:p>
          </table:table-cell>
          <table:table-cell office:value-type="float" office:value="0.14310354553091" calcext:value-type="float">
            <text:p>0.1431035455</text:p>
          </table:table-cell>
          <table:table-cell office:value-type="float" office:value="0.15880755679947" calcext:value-type="float">
            <text:p>0.1588075568</text:p>
          </table:table-cell>
          <table:table-cell office:value-type="float" office:value="0.146353569606563" calcext:value-type="float">
            <text:p>0.1463535696</text:p>
          </table:table-cell>
          <table:table-cell office:value-type="float" office:value="0.155317838827864" calcext:value-type="float">
            <text:p>0.1553178388</text:p>
          </table:table-cell>
          <table:table-cell office:value-type="float" office:value="0.129903926010974" calcext:value-type="float">
            <text:p>0.129903926</text:p>
          </table:table-cell>
          <table:table-cell office:value-type="float" office:value="0.138107812274565" calcext:value-type="float">
            <text:p>0.1381078123</text:p>
          </table:table-cell>
          <table:table-cell office:value-type="float" office:value="0.136800644991555" calcext:value-type="float">
            <text:p>0.136800645</text:p>
          </table:table-cell>
          <table:table-cell office:value-type="float" office:value="0.134109604985144" calcext:value-type="float">
            <text:p>0.134109605</text:p>
          </table:table-cell>
          <table:table-cell office:value-type="float" office:value="0.151163370280362" calcext:value-type="float">
            <text:p>0.1511633703</text:p>
          </table:table-cell>
          <table:table-cell office:value-type="float" office:value="0.149222259365442" calcext:value-type="float">
            <text:p>0.1492222594</text:p>
          </table:table-cell>
          <table:table-cell office:value-type="float" office:value="0.167316379729173" calcext:value-type="float">
            <text:p>0.1673163797</text:p>
          </table:table-cell>
          <table:table-cell office:value-type="float" office:value="0.152589765407446" calcext:value-type="float">
            <text:p>0.1525897654</text:p>
          </table:table-cell>
          <table:table-cell office:value-type="float" office:value="0.150547018748774" calcext:value-type="float">
            <text:p>0.1505470187</text:p>
          </table:table-cell>
          <table:table-cell office:value-type="float" office:value="0.127074883715629" calcext:value-type="float">
            <text:p>0.1270748837</text:p>
          </table:table-cell>
          <table:table-cell office:value-type="float" office:value="0.145619289960919" calcext:value-type="float">
            <text:p>0.14561929</text:p>
          </table:table-cell>
          <table:table-cell office:value-type="float" office:value="0.150954726022682" calcext:value-type="float">
            <text:p>0.150954726</text:p>
          </table:table-cell>
          <table:table-cell office:value-type="float" office:value="0.209761322999223" calcext:value-type="float">
            <text:p>0.209761323</text:p>
          </table:table-cell>
          <table:table-cell office:value-type="float" office:value="0.325008548966277" calcext:value-type="float">
            <text:p>0.325008549</text:p>
          </table:table-cell>
          <table:table-cell office:value-type="float" office:value="0.375148713387701" calcext:value-type="float">
            <text:p>0.3751487134</text:p>
          </table:table-cell>
          <table:table-cell office:value-type="float" office:value="0.153903386427022" calcext:value-type="float">
            <text:p>0.1539033864</text:p>
          </table:table-cell>
          <table:table-cell office:value-type="float" office:value="0.1657183821928" calcext:value-type="float">
            <text:p>0.1657183822</text:p>
          </table:table-cell>
          <table:table-cell office:value-type="float" office:value="0.151260637950097" calcext:value-type="float">
            <text:p>0.151260638</text:p>
          </table:table-cell>
          <table:table-cell office:value-type="float" office:value="0.185422064715566" calcext:value-type="float">
            <text:p>0.1854220647</text:p>
          </table:table-cell>
          <table:table-cell office:value-type="float" office:value="0.151358526578536" calcext:value-type="float">
            <text:p>0.1513585266</text:p>
          </table:table-cell>
          <table:table-cell office:value-type="float" office:value="0.173329975564655" calcext:value-type="float">
            <text:p>0.1733299756</text:p>
          </table:table-cell>
          <table:table-cell office:value-type="float" office:value="0.168271820762069" calcext:value-type="float">
            <text:p>0.1682718208</text:p>
          </table:table-cell>
          <table:table-cell office:value-type="float" office:value="0.144174194197236" calcext:value-type="float">
            <text:p>0.1441741942</text:p>
          </table:table-cell>
          <table:table-cell office:value-type="float" office:value="0.165225119285054" calcext:value-type="float">
            <text:p>0.1652251193</text:p>
          </table:table-cell>
          <table:table-cell office:value-type="float" office:value="0.138384858621169" calcext:value-type="float">
            <text:p>0.1383848586</text:p>
          </table:table-cell>
          <table:table-cell office:value-type="float" office:value="0.149389180593321" calcext:value-type="float">
            <text:p>0.1493891806</text:p>
          </table:table-cell>
          <table:table-cell office:value-type="float" office:value="0.13643491555697" calcext:value-type="float">
            <text:p>0.1364349156</text:p>
          </table:table-cell>
          <table:table-cell office:value-type="float" office:value="0.142146700618399" calcext:value-type="float">
            <text:p>0.1421467006</text:p>
          </table:table-cell>
          <table:table-cell office:value-type="float" office:value="0.138800677237079" calcext:value-type="float">
            <text:p>0.1388006772</text:p>
          </table:table-cell>
          <table:table-cell office:value-type="float" office:value="0.146741625149091" calcext:value-type="float">
            <text:p>0.1467416251</text:p>
          </table:table-cell>
          <table:table-cell office:value-type="float" office:value="0.142033503233335" calcext:value-type="float">
            <text:p>0.1420335032</text:p>
          </table:table-cell>
          <table:table-cell office:value-type="float" office:value="0.14498619244604" calcext:value-type="float">
            <text:p>0.1449861924</text:p>
          </table:table-cell>
          <table:table-cell office:value-type="float" office:value="0.13494892717304" calcext:value-type="float">
            <text:p>0.1349489272</text:p>
          </table:table-cell>
          <table:table-cell office:value-type="float" office:value="0.141480716541819" calcext:value-type="float">
            <text:p>0.1414807165</text:p>
          </table:table-cell>
          <table:table-cell office:value-type="float" office:value="0.127913283455664" calcext:value-type="float">
            <text:p>0.1279132835</text:p>
          </table:table-cell>
          <table:table-cell office:value-type="float" office:value="0.137511465605198" calcext:value-type="float">
            <text:p>0.1375114656</text:p>
          </table:table-cell>
          <table:table-cell office:value-type="float" office:value="0.146423363390946" calcext:value-type="float">
            <text:p>0.1464233634</text:p>
          </table:table-cell>
          <table:table-cell office:value-type="float" office:value="0.298729981583087" calcext:value-type="float">
            <text:p>0.2987299816</text:p>
          </table:table-cell>
          <table:table-cell office:value-type="float" office:value="0.341089278471508" calcext:value-type="float">
            <text:p>0.3410892785</text:p>
          </table:table-cell>
          <table:table-cell office:value-type="float" office:value="0.341025700659781" calcext:value-type="float">
            <text:p>0.3410257007</text:p>
          </table:table-cell>
          <table:table-cell office:value-type="float" office:value="0.126917009304375" calcext:value-type="float">
            <text:p>0.1269170093</text:p>
          </table:table-cell>
          <table:table-cell office:value-type="float" office:value="0.160650477820542" calcext:value-type="float">
            <text:p>0.1606504778</text:p>
          </table:table-cell>
          <table:table-cell office:value-type="float" office:value="0.132107159002466" calcext:value-type="float">
            <text:p>0.132107159</text:p>
          </table:table-cell>
          <table:table-cell office:value-type="float" office:value="0.138140148709679" calcext:value-type="float">
            <text:p>0.1381401487</text:p>
          </table:table-cell>
          <table:table-cell office:value-type="float" office:value="0.16379947568296" calcext:value-type="float">
            <text:p>0.1637994757</text:p>
          </table:table-cell>
          <table:table-cell office:value-type="float" office:value="0.140799729526665" calcext:value-type="float">
            <text:p>0.1407997295</text:p>
          </table:table-cell>
          <table:table-cell office:value-type="float" office:value="0.143149327650663" calcext:value-type="float">
            <text:p>0.1431493277</text:p>
          </table:table-cell>
          <table:table-cell office:value-type="float" office:value="0.155343489516518" calcext:value-type="float">
            <text:p>0.1553434895</text:p>
          </table:table-cell>
          <table:table-cell office:value-type="float" office:value="0.148907013674237" calcext:value-type="float">
            <text:p>0.1489070137</text:p>
          </table:table-cell>
          <table:table-cell office:value-type="float" office:value="0.141232743782653" calcext:value-type="float">
            <text:p>0.1412327438</text:p>
          </table:table-cell>
          <table:table-cell office:value-type="float" office:value="0.116636994926472" calcext:value-type="float">
            <text:p>0.1166369949</text:p>
          </table:table-cell>
          <table:table-cell office:value-type="float" office:value="0.145181819464726" calcext:value-type="float">
            <text:p>0.1451818195</text:p>
          </table:table-cell>
          <table:table-cell office:value-type="float" office:value="0.148620658255353" calcext:value-type="float">
            <text:p>0.1486206583</text:p>
          </table:table-cell>
          <table:table-cell office:value-type="float" office:value="0.13410044647217" calcext:value-type="float">
            <text:p>0.1341004465</text:p>
          </table:table-cell>
          <table:table-cell office:value-type="float" office:value="0.147357757078327" calcext:value-type="float">
            <text:p>0.1473577571</text:p>
          </table:table-cell>
          <table:table-cell office:value-type="float" office:value="0.123231142236447" calcext:value-type="float">
            <text:p>0.1232311422</text:p>
          </table:table-cell>
          <table:table-cell office:value-type="float" office:value="0.135752953079298" calcext:value-type="float">
            <text:p>0.1357529531</text:p>
          </table:table-cell>
          <table:table-cell office:value-type="float" office:value="0.137200970448378" calcext:value-type="float">
            <text:p>0.1372009704</text:p>
          </table:table-cell>
          <table:table-cell office:value-type="float" office:value="0.118047918660833" calcext:value-type="float">
            <text:p>0.1180479187</text:p>
          </table:table-cell>
          <table:table-cell office:value-type="float" office:value="0.160339281088456" calcext:value-type="float">
            <text:p>0.1603392811</text:p>
          </table:table-cell>
          <table:table-cell office:value-type="float" office:value="0.146731075580166" calcext:value-type="float">
            <text:p>0.1467310756</text:p>
          </table:table-cell>
          <table:table-cell office:value-type="float" office:value="0.243501929328593" calcext:value-type="float">
            <text:p>0.2435019293</text:p>
          </table:table-cell>
          <table:table-cell office:value-type="float" office:value="0.323724509545162" calcext:value-type="float">
            <text:p>0.3237245095</text:p>
          </table:table-cell>
          <table:table-cell office:value-type="float" office:value="0.299394403652578" calcext:value-type="float">
            <text:p>0.2993944037</text:p>
          </table:table-cell>
          <table:table-cell office:value-type="float" office:value="0.276704765308022" calcext:value-type="float">
            <text:p>0.2767047653</text:p>
          </table:table-cell>
          <table:table-cell office:value-type="float" office:value="0.215609832161551" calcext:value-type="float">
            <text:p>0.2156098322</text:p>
          </table:table-cell>
          <table:table-cell office:value-type="float" office:value="0.147172100648252" calcext:value-type="float">
            <text:p>0.1471721006</text:p>
          </table:table-cell>
          <table:table-cell office:value-type="float" office:value="0.177168405669296" calcext:value-type="float">
            <text:p>0.1771684057</text:p>
          </table:table-cell>
          <table:table-cell office:value-type="float" office:value="0.158068897398823" calcext:value-type="float">
            <text:p>0.1580688974</text:p>
          </table:table-cell>
          <table:table-cell office:value-type="float" office:value="0.142541121839696" calcext:value-type="float">
            <text:p>0.1425411218</text:p>
          </table:table-cell>
          <table:table-cell office:value-type="float" office:value="0.170301759452456" calcext:value-type="float">
            <text:p>0.1703017595</text:p>
          </table:table-cell>
          <table:table-cell office:value-type="float" office:value="0.175392807977103" calcext:value-type="float">
            <text:p>0.175392808</text:p>
          </table:table-cell>
          <table:table-cell office:value-type="float" office:value="0.156668664405721" calcext:value-type="float">
            <text:p>0.1566686644</text:p>
          </table:table-cell>
          <table:table-cell office:value-type="float" office:value="0.157635890251583" calcext:value-type="float">
            <text:p>0.1576358903</text:p>
          </table:table-cell>
          <table:table-cell office:value-type="float" office:value="0.170972084443697" calcext:value-type="float">
            <text:p>0.1709720844</text:p>
          </table:table-cell>
          <table:table-cell office:value-type="float" office:value="0.154402854026146" calcext:value-type="float">
            <text:p>0.154402854</text:p>
          </table:table-cell>
          <table:table-cell office:value-type="float" office:value="0.148038155581952" calcext:value-type="float">
            <text:p>0.1480381556</text:p>
          </table:table-cell>
          <table:table-cell office:value-type="float" office:value="0.1511087067791" calcext:value-type="float">
            <text:p>0.1511087068</text:p>
          </table:table-cell>
          <table:table-cell office:value-type="float" office:value="0.164490637215795" calcext:value-type="float">
            <text:p>0.1644906372</text:p>
          </table:table-cell>
          <table:table-cell office:value-type="float" office:value="0.138715713905806" calcext:value-type="float">
            <text:p>0.1387157139</text:p>
          </table:table-cell>
          <table:table-cell office:value-type="float" office:value="0.142583606713392" calcext:value-type="float">
            <text:p>0.1425836067</text:p>
          </table:table-cell>
          <table:table-cell office:value-type="float" office:value="0.137927693369445" calcext:value-type="float">
            <text:p>0.1379276934</text:p>
          </table:table-cell>
          <table:table-cell office:value-type="float" office:value="0.13742786965125" calcext:value-type="float">
            <text:p>0.1374278697</text:p>
          </table:table-cell>
          <table:table-cell office:value-type="float" office:value="0.13858842090396" calcext:value-type="float">
            <text:p>0.1385884209</text:p>
          </table:table-cell>
          <table:table-cell office:value-type="float" office:value="0.140546713306007" calcext:value-type="float">
            <text:p>0.1405467133</text:p>
          </table:table-cell>
          <table:table-cell office:value-type="float" office:value="0.152455217998492" calcext:value-type="float">
            <text:p>0.152455218</text:p>
          </table:table-cell>
          <table:table-cell office:value-type="float" office:value="0.149309570267508" calcext:value-type="float">
            <text:p>0.1493095703</text:p>
          </table:table-cell>
          <table:table-cell office:value-type="float" office:value="0.145715715510073" calcext:value-type="float">
            <text:p>0.1457157155</text:p>
          </table:table-cell>
          <table:table-cell office:value-type="float" office:value="0.12727006267321" calcext:value-type="float">
            <text:p>0.1272700627</text:p>
          </table:table-cell>
          <table:table-cell office:value-type="float" office:value="0.157868975322755" calcext:value-type="float">
            <text:p>0.1578689753</text:p>
          </table:table-cell>
          <table:table-cell office:value-type="float" office:value="0.135116458414375" calcext:value-type="float">
            <text:p>0.1351164584</text:p>
          </table:table-cell>
          <table:table-cell office:value-type="float" office:value="0.138118055126379" calcext:value-type="float">
            <text:p>0.1381180551</text:p>
          </table:table-cell>
          <table:table-cell office:value-type="float" office:value="0.148615550441143" calcext:value-type="float">
            <text:p>0.1486155504</text:p>
          </table:table-cell>
          <table:table-cell office:value-type="float" office:value="0.132349278723045" calcext:value-type="float">
            <text:p>0.1323492787</text:p>
          </table:table-cell>
          <table:table-cell office:value-type="float" office:value="0.147906295026796" calcext:value-type="float">
            <text:p>0.147906295</text:p>
          </table:table-cell>
          <table:table-cell office:value-type="float" office:value="0.319067186724501" calcext:value-type="float">
            <text:p>0.3190671867</text:p>
          </table:table-cell>
          <table:table-cell office:value-type="float" office:value="0.323539424378579" calcext:value-type="float">
            <text:p>0.3235394244</text:p>
          </table:table-cell>
          <table:table-cell office:value-type="float" office:value="0.283380831004801" calcext:value-type="float">
            <text:p>0.283380831</text:p>
          </table:table-cell>
          <table:table-cell office:value-type="float" office:value="0.290723952090523" calcext:value-type="float">
            <text:p>0.2907239521</text:p>
          </table:table-cell>
          <table:table-cell office:value-type="float" office:value="0.252687061809413" calcext:value-type="float">
            <text:p>0.2526870618</text:p>
          </table:table-cell>
          <table:table-cell office:value-type="float" office:value="0.170905148329864" calcext:value-type="float">
            <text:p>0.1709051483</text:p>
          </table:table-cell>
          <table:table-cell office:value-type="float" office:value="0.144552883426799" calcext:value-type="float">
            <text:p>0.1445528834</text:p>
          </table:table-cell>
          <table:table-cell office:value-type="float" office:value="0.125087499782621" calcext:value-type="float">
            <text:p>0.1250874998</text:p>
          </table:table-cell>
          <table:table-cell office:value-type="float" office:value="0.170476835240348" calcext:value-type="float">
            <text:p>0.1704768352</text:p>
          </table:table-cell>
          <table:table-cell office:value-type="float" office:value="0.156462156785474" calcext:value-type="float">
            <text:p>0.1564621568</text:p>
          </table:table-cell>
          <table:table-cell office:value-type="float" office:value="0.160064889083433" calcext:value-type="float">
            <text:p>0.1600648891</text:p>
          </table:table-cell>
          <table:table-cell office:value-type="float" office:value="0.156119291666123" calcext:value-type="float">
            <text:p>0.1561192917</text:p>
          </table:table-cell>
          <table:table-cell office:value-type="float" office:value="0.162752945134691" calcext:value-type="float">
            <text:p>0.1627529451</text:p>
          </table:table-cell>
          <table:table-cell office:value-type="float" office:value="0.128337184329663" calcext:value-type="float">
            <text:p>0.1283371843</text:p>
          </table:table-cell>
        </table:table-row>
        <table:table-row table:style-name="ro1">
          <table:table-cell office:value-type="string" calcext:value-type="string">
            <text:p>Blinks 500</text:p>
          </table:table-cell>
          <table:table-cell table:formula="of:=[.B1] * 500" office:value-type="float" office:value="0" calcext:value-type="float">
            <text:p>0</text:p>
          </table:table-cell>
          <table:table-cell table:formula="of:=[.C1] * 500" office:value-type="float" office:value="0" calcext:value-type="float">
            <text:p>0</text:p>
          </table:table-cell>
          <table:table-cell table:formula="of:=[.D1] * 500" office:value-type="float" office:value="0" calcext:value-type="float">
            <text:p>0</text:p>
          </table:table-cell>
          <table:table-cell table:formula="of:=[.E1] * 500" office:value-type="float" office:value="0" calcext:value-type="float">
            <text:p>0</text:p>
          </table:table-cell>
          <table:table-cell table:formula="of:=[.F1] * 500" office:value-type="float" office:value="0" calcext:value-type="float">
            <text:p>0</text:p>
          </table:table-cell>
          <table:table-cell table:formula="of:=[.G1] * 500" office:value-type="float" office:value="0" calcext:value-type="float">
            <text:p>0</text:p>
          </table:table-cell>
          <table:table-cell table:formula="of:=[.H1] * 500" office:value-type="float" office:value="0" calcext:value-type="float">
            <text:p>0</text:p>
          </table:table-cell>
          <table:table-cell table:formula="of:=[.I1] * 500" office:value-type="float" office:value="0" calcext:value-type="float">
            <text:p>0</text:p>
          </table:table-cell>
          <table:table-cell table:formula="of:=[.J1] * 500" office:value-type="float" office:value="0" calcext:value-type="float">
            <text:p>0</text:p>
          </table:table-cell>
          <table:table-cell table:formula="of:=[.K1] * 500" office:value-type="float" office:value="0" calcext:value-type="float">
            <text:p>0</text:p>
          </table:table-cell>
          <table:table-cell table:formula="of:=[.L1] * 500" office:value-type="float" office:value="0" calcext:value-type="float">
            <text:p>0</text:p>
          </table:table-cell>
          <table:table-cell table:formula="of:=[.M1] * 500" office:value-type="float" office:value="0" calcext:value-type="float">
            <text:p>0</text:p>
          </table:table-cell>
          <table:table-cell table:formula="of:=[.N1] * 500" office:value-type="float" office:value="0" calcext:value-type="float">
            <text:p>0</text:p>
          </table:table-cell>
          <table:table-cell table:formula="of:=[.O1] * 500" office:value-type="float" office:value="0" calcext:value-type="float">
            <text:p>0</text:p>
          </table:table-cell>
          <table:table-cell table:formula="of:=[.P1] * 500" office:value-type="float" office:value="0" calcext:value-type="float">
            <text:p>0</text:p>
          </table:table-cell>
          <table:table-cell table:formula="of:=[.Q1] * 500" office:value-type="float" office:value="0" calcext:value-type="float">
            <text:p>0</text:p>
          </table:table-cell>
          <table:table-cell table:formula="of:=[.R1] * 500" office:value-type="float" office:value="0" calcext:value-type="float">
            <text:p>0</text:p>
          </table:table-cell>
          <table:table-cell table:formula="of:=[.S1] * 500" office:value-type="float" office:value="0" calcext:value-type="float">
            <text:p>0</text:p>
          </table:table-cell>
          <table:table-cell table:formula="of:=[.T1] * 500" office:value-type="float" office:value="0" calcext:value-type="float">
            <text:p>0</text:p>
          </table:table-cell>
          <table:table-cell table:formula="of:=[.U1] * 500" office:value-type="float" office:value="0" calcext:value-type="float">
            <text:p>0</text:p>
          </table:table-cell>
          <table:table-cell table:formula="of:=[.V1] * 500" office:value-type="float" office:value="0" calcext:value-type="float">
            <text:p>0</text:p>
          </table:table-cell>
          <table:table-cell table:formula="of:=[.W1] * 500" office:value-type="float" office:value="0" calcext:value-type="float">
            <text:p>0</text:p>
          </table:table-cell>
          <table:table-cell table:formula="of:=[.X1] * 500" office:value-type="float" office:value="500" calcext:value-type="float">
            <text:p>500</text:p>
          </table:table-cell>
          <table:table-cell table:formula="of:=[.Y1] * 500" office:value-type="float" office:value="0" calcext:value-type="float">
            <text:p>0</text:p>
          </table:table-cell>
          <table:table-cell table:formula="of:=[.Z1] * 500" office:value-type="float" office:value="0" calcext:value-type="float">
            <text:p>0</text:p>
          </table:table-cell>
          <table:table-cell table:formula="of:=[.AA1] * 500" office:value-type="float" office:value="0" calcext:value-type="float">
            <text:p>0</text:p>
          </table:table-cell>
          <table:table-cell table:formula="of:=[.AB1] * 500" office:value-type="float" office:value="0" calcext:value-type="float">
            <text:p>0</text:p>
          </table:table-cell>
          <table:table-cell table:formula="of:=[.AC1] * 500" office:value-type="float" office:value="0" calcext:value-type="float">
            <text:p>0</text:p>
          </table:table-cell>
          <table:table-cell table:formula="of:=[.AD1] * 500" office:value-type="float" office:value="0" calcext:value-type="float">
            <text:p>0</text:p>
          </table:table-cell>
          <table:table-cell table:formula="of:=[.AE1] * 500" office:value-type="float" office:value="0" calcext:value-type="float">
            <text:p>0</text:p>
          </table:table-cell>
          <table:table-cell table:formula="of:=[.AF1] * 500" office:value-type="float" office:value="0" calcext:value-type="float">
            <text:p>0</text:p>
          </table:table-cell>
          <table:table-cell table:formula="of:=[.AG1] * 500" office:value-type="float" office:value="0" calcext:value-type="float">
            <text:p>0</text:p>
          </table:table-cell>
          <table:table-cell table:formula="of:=[.AH1] * 500" office:value-type="float" office:value="0" calcext:value-type="float">
            <text:p>0</text:p>
          </table:table-cell>
          <table:table-cell table:formula="of:=[.AI1] * 500" office:value-type="float" office:value="0" calcext:value-type="float">
            <text:p>0</text:p>
          </table:table-cell>
          <table:table-cell table:formula="of:=[.AJ1] * 500" office:value-type="float" office:value="0" calcext:value-type="float">
            <text:p>0</text:p>
          </table:table-cell>
          <table:table-cell table:formula="of:=[.AK1] * 500" office:value-type="float" office:value="0" calcext:value-type="float">
            <text:p>0</text:p>
          </table:table-cell>
          <table:table-cell table:formula="of:=[.AL1] * 500" office:value-type="float" office:value="0" calcext:value-type="float">
            <text:p>0</text:p>
          </table:table-cell>
          <table:table-cell table:formula="of:=[.AM1] * 500" office:value-type="float" office:value="0" calcext:value-type="float">
            <text:p>0</text:p>
          </table:table-cell>
          <table:table-cell table:formula="of:=[.AN1] * 500" office:value-type="float" office:value="0" calcext:value-type="float">
            <text:p>0</text:p>
          </table:table-cell>
          <table:table-cell table:formula="of:=[.AO1] * 500" office:value-type="float" office:value="0" calcext:value-type="float">
            <text:p>0</text:p>
          </table:table-cell>
          <table:table-cell table:formula="of:=[.AP1] * 500" office:value-type="float" office:value="500" calcext:value-type="float">
            <text:p>500</text:p>
          </table:table-cell>
          <table:table-cell table:formula="of:=[.AQ1] * 500" office:value-type="float" office:value="0" calcext:value-type="float">
            <text:p>0</text:p>
          </table:table-cell>
          <table:table-cell table:formula="of:=[.AR1] * 500" office:value-type="float" office:value="0" calcext:value-type="float">
            <text:p>0</text:p>
          </table:table-cell>
          <table:table-cell table:formula="of:=[.AS1] * 500" office:value-type="float" office:value="0" calcext:value-type="float">
            <text:p>0</text:p>
          </table:table-cell>
          <table:table-cell table:formula="of:=[.AT1] * 500" office:value-type="float" office:value="0" calcext:value-type="float">
            <text:p>0</text:p>
          </table:table-cell>
          <table:table-cell table:formula="of:=[.AU1] * 500" office:value-type="float" office:value="0" calcext:value-type="float">
            <text:p>0</text:p>
          </table:table-cell>
          <table:table-cell table:formula="of:=[.AV1] * 500" office:value-type="float" office:value="0" calcext:value-type="float">
            <text:p>0</text:p>
          </table:table-cell>
          <table:table-cell table:formula="of:=[.AW1] * 500" office:value-type="float" office:value="0" calcext:value-type="float">
            <text:p>0</text:p>
          </table:table-cell>
          <table:table-cell table:formula="of:=[.AX1] * 500" office:value-type="float" office:value="0" calcext:value-type="float">
            <text:p>0</text:p>
          </table:table-cell>
          <table:table-cell table:formula="of:=[.AY1] * 500" office:value-type="float" office:value="0" calcext:value-type="float">
            <text:p>0</text:p>
          </table:table-cell>
          <table:table-cell table:formula="of:=[.AZ1] * 500" office:value-type="float" office:value="0" calcext:value-type="float">
            <text:p>0</text:p>
          </table:table-cell>
          <table:table-cell table:formula="of:=[.BA1] * 500" office:value-type="float" office:value="0" calcext:value-type="float">
            <text:p>0</text:p>
          </table:table-cell>
          <table:table-cell table:formula="of:=[.BB1] * 500" office:value-type="float" office:value="0" calcext:value-type="float">
            <text:p>0</text:p>
          </table:table-cell>
          <table:table-cell table:formula="of:=[.BC1] * 500" office:value-type="float" office:value="0" calcext:value-type="float">
            <text:p>0</text:p>
          </table:table-cell>
          <table:table-cell table:formula="of:=[.BD1] * 500" office:value-type="float" office:value="0" calcext:value-type="float">
            <text:p>0</text:p>
          </table:table-cell>
          <table:table-cell table:formula="of:=[.BE1] * 500" office:value-type="float" office:value="0" calcext:value-type="float">
            <text:p>0</text:p>
          </table:table-cell>
          <table:table-cell table:formula="of:=[.BF1] * 500" office:value-type="float" office:value="0" calcext:value-type="float">
            <text:p>0</text:p>
          </table:table-cell>
          <table:table-cell table:formula="of:=[.BG1] * 500" office:value-type="float" office:value="0" calcext:value-type="float">
            <text:p>0</text:p>
          </table:table-cell>
          <table:table-cell table:formula="of:=[.BH1] * 500" office:value-type="float" office:value="0" calcext:value-type="float">
            <text:p>0</text:p>
          </table:table-cell>
          <table:table-cell table:formula="of:=[.BI1] * 500" office:value-type="float" office:value="0" calcext:value-type="float">
            <text:p>0</text:p>
          </table:table-cell>
          <table:table-cell table:formula="of:=[.BJ1] * 500" office:value-type="float" office:value="0" calcext:value-type="float">
            <text:p>0</text:p>
          </table:table-cell>
          <table:table-cell table:formula="of:=[.BK1] * 500" office:value-type="float" office:value="0" calcext:value-type="float">
            <text:p>0</text:p>
          </table:table-cell>
          <table:table-cell table:formula="of:=[.BL1] * 500" office:value-type="float" office:value="0" calcext:value-type="float">
            <text:p>0</text:p>
          </table:table-cell>
          <table:table-cell table:formula="of:=[.BM1] * 500" office:value-type="float" office:value="0" calcext:value-type="float">
            <text:p>0</text:p>
          </table:table-cell>
          <table:table-cell table:formula="of:=[.BN1] * 500" office:value-type="float" office:value="0" calcext:value-type="float">
            <text:p>0</text:p>
          </table:table-cell>
          <table:table-cell table:formula="of:=[.BO1] * 500" office:value-type="float" office:value="500" calcext:value-type="float">
            <text:p>500</text:p>
          </table:table-cell>
          <table:table-cell table:formula="of:=[.BP1] * 500" office:value-type="float" office:value="0" calcext:value-type="float">
            <text:p>0</text:p>
          </table:table-cell>
          <table:table-cell table:formula="of:=[.BQ1] * 500" office:value-type="float" office:value="0" calcext:value-type="float">
            <text:p>0</text:p>
          </table:table-cell>
          <table:table-cell table:formula="of:=[.BR1] * 500" office:value-type="float" office:value="0" calcext:value-type="float">
            <text:p>0</text:p>
          </table:table-cell>
          <table:table-cell table:formula="of:=[.BS1] * 500" office:value-type="float" office:value="0" calcext:value-type="float">
            <text:p>0</text:p>
          </table:table-cell>
          <table:table-cell table:formula="of:=[.BT1] * 500" office:value-type="float" office:value="0" calcext:value-type="float">
            <text:p>0</text:p>
          </table:table-cell>
          <table:table-cell table:formula="of:=[.BU1] * 500" office:value-type="float" office:value="0" calcext:value-type="float">
            <text:p>0</text:p>
          </table:table-cell>
          <table:table-cell table:formula="of:=[.BV1] * 500" office:value-type="float" office:value="0" calcext:value-type="float">
            <text:p>0</text:p>
          </table:table-cell>
          <table:table-cell table:formula="of:=[.BW1] * 500" office:value-type="float" office:value="0" calcext:value-type="float">
            <text:p>0</text:p>
          </table:table-cell>
          <table:table-cell table:formula="of:=[.BX1] * 500" office:value-type="float" office:value="0" calcext:value-type="float">
            <text:p>0</text:p>
          </table:table-cell>
          <table:table-cell table:formula="of:=[.BY1] * 500" office:value-type="float" office:value="0" calcext:value-type="float">
            <text:p>0</text:p>
          </table:table-cell>
          <table:table-cell table:formula="of:=[.BZ1] * 500" office:value-type="float" office:value="0" calcext:value-type="float">
            <text:p>0</text:p>
          </table:table-cell>
          <table:table-cell table:formula="of:=[.CA1] * 500" office:value-type="float" office:value="0" calcext:value-type="float">
            <text:p>0</text:p>
          </table:table-cell>
          <table:table-cell table:formula="of:=[.CB1] * 500" office:value-type="float" office:value="0" calcext:value-type="float">
            <text:p>0</text:p>
          </table:table-cell>
          <table:table-cell table:formula="of:=[.CC1] * 500" office:value-type="float" office:value="0" calcext:value-type="float">
            <text:p>0</text:p>
          </table:table-cell>
          <table:table-cell table:formula="of:=[.CD1] * 500" office:value-type="float" office:value="0" calcext:value-type="float">
            <text:p>0</text:p>
          </table:table-cell>
          <table:table-cell table:formula="of:=[.CE1] * 500" office:value-type="float" office:value="0" calcext:value-type="float">
            <text:p>0</text:p>
          </table:table-cell>
          <table:table-cell table:formula="of:=[.CF1] * 500" office:value-type="float" office:value="0" calcext:value-type="float">
            <text:p>0</text:p>
          </table:table-cell>
          <table:table-cell table:formula="of:=[.CG1] * 500" office:value-type="float" office:value="0" calcext:value-type="float">
            <text:p>0</text:p>
          </table:table-cell>
          <table:table-cell table:formula="of:=[.CH1] * 500" office:value-type="float" office:value="0" calcext:value-type="float">
            <text:p>0</text:p>
          </table:table-cell>
          <table:table-cell table:formula="of:=[.CI1] * 500" office:value-type="float" office:value="0" calcext:value-type="float">
            <text:p>0</text:p>
          </table:table-cell>
          <table:table-cell table:formula="of:=[.CJ1] * 500" office:value-type="float" office:value="0" calcext:value-type="float">
            <text:p>0</text:p>
          </table:table-cell>
          <table:table-cell table:formula="of:=[.CK1] * 500" office:value-type="float" office:value="0" calcext:value-type="float">
            <text:p>0</text:p>
          </table:table-cell>
          <table:table-cell table:formula="of:=[.CL1] * 500" office:value-type="float" office:value="0" calcext:value-type="float">
            <text:p>0</text:p>
          </table:table-cell>
          <table:table-cell table:formula="of:=[.CM1] * 500" office:value-type="float" office:value="0" calcext:value-type="float">
            <text:p>0</text:p>
          </table:table-cell>
          <table:table-cell table:formula="of:=[.CN1] * 500" office:value-type="float" office:value="500" calcext:value-type="float">
            <text:p>500</text:p>
          </table:table-cell>
          <table:table-cell table:formula="of:=[.CO1] * 500" office:value-type="float" office:value="0" calcext:value-type="float">
            <text:p>0</text:p>
          </table:table-cell>
          <table:table-cell table:formula="of:=[.CP1] * 500" office:value-type="float" office:value="0" calcext:value-type="float">
            <text:p>0</text:p>
          </table:table-cell>
          <table:table-cell table:formula="of:=[.CQ1] * 500" office:value-type="float" office:value="0" calcext:value-type="float">
            <text:p>0</text:p>
          </table:table-cell>
          <table:table-cell table:formula="of:=[.CR1] * 500" office:value-type="float" office:value="0" calcext:value-type="float">
            <text:p>0</text:p>
          </table:table-cell>
          <table:table-cell table:formula="of:=[.CS1] * 500" office:value-type="float" office:value="0" calcext:value-type="float">
            <text:p>0</text:p>
          </table:table-cell>
          <table:table-cell table:formula="of:=[.CT1] * 500" office:value-type="float" office:value="0" calcext:value-type="float">
            <text:p>0</text:p>
          </table:table-cell>
          <table:table-cell table:formula="of:=[.CU1] * 500" office:value-type="float" office:value="0" calcext:value-type="float">
            <text:p>0</text:p>
          </table:table-cell>
          <table:table-cell table:formula="of:=[.CV1] * 500" office:value-type="float" office:value="0" calcext:value-type="float">
            <text:p>0</text:p>
          </table:table-cell>
          <table:table-cell table:formula="of:=[.CW1] * 500" office:value-type="float" office:value="0" calcext:value-type="float">
            <text:p>0</text:p>
          </table:table-cell>
          <table:table-cell table:formula="of:=[.CX1] * 500" office:value-type="float" office:value="0" calcext:value-type="float">
            <text:p>0</text:p>
          </table:table-cell>
          <table:table-cell table:formula="of:=[.CY1] * 500" office:value-type="float" office:value="0" calcext:value-type="float">
            <text:p>0</text:p>
          </table:table-cell>
          <table:table-cell table:formula="of:=[.CZ1] * 500" office:value-type="float" office:value="0" calcext:value-type="float">
            <text:p>0</text:p>
          </table:table-cell>
          <table:table-cell table:formula="of:=[.DA1] * 500" office:value-type="float" office:value="0" calcext:value-type="float">
            <text:p>0</text:p>
          </table:table-cell>
          <table:table-cell table:formula="of:=[.DB1] * 500" office:value-type="float" office:value="0" calcext:value-type="float">
            <text:p>0</text:p>
          </table:table-cell>
          <table:table-cell table:formula="of:=[.DC1] * 500" office:value-type="float" office:value="0" calcext:value-type="float">
            <text:p>0</text:p>
          </table:table-cell>
          <table:table-cell table:formula="of:=[.DD1] * 500" office:value-type="float" office:value="0" calcext:value-type="float">
            <text:p>0</text:p>
          </table:table-cell>
          <table:table-cell table:formula="of:=[.DE1] * 500" office:value-type="float" office:value="0" calcext:value-type="float">
            <text:p>0</text:p>
          </table:table-cell>
          <table:table-cell table:formula="of:=[.DF1] * 500" office:value-type="float" office:value="0" calcext:value-type="float">
            <text:p>0</text:p>
          </table:table-cell>
          <table:table-cell table:formula="of:=[.DG1] * 500" office:value-type="float" office:value="0" calcext:value-type="float">
            <text:p>0</text:p>
          </table:table-cell>
          <table:table-cell table:formula="of:=[.DH1] * 500" office:value-type="float" office:value="0" calcext:value-type="float">
            <text:p>0</text:p>
          </table:table-cell>
          <table:table-cell table:formula="of:=[.DI1] * 500" office:value-type="float" office:value="0" calcext:value-type="float">
            <text:p>0</text:p>
          </table:table-cell>
          <table:table-cell table:formula="of:=[.DJ1] * 500" office:value-type="float" office:value="0" calcext:value-type="float">
            <text:p>0</text:p>
          </table:table-cell>
          <table:table-cell table:formula="of:=[.DK1] * 500" office:value-type="float" office:value="0" calcext:value-type="float">
            <text:p>0</text:p>
          </table:table-cell>
          <table:table-cell table:formula="of:=[.DL1] * 500" office:value-type="float" office:value="0" calcext:value-type="float">
            <text:p>0</text:p>
          </table:table-cell>
          <table:table-cell table:formula="of:=[.DM1] * 500" office:value-type="float" office:value="0" calcext:value-type="float">
            <text:p>0</text:p>
          </table:table-cell>
          <table:table-cell table:formula="of:=[.DN1] * 500" office:value-type="float" office:value="0" calcext:value-type="float">
            <text:p>0</text:p>
          </table:table-cell>
          <table:table-cell table:formula="of:=[.DO1] * 500" office:value-type="float" office:value="0" calcext:value-type="float">
            <text:p>0</text:p>
          </table:table-cell>
          <table:table-cell table:formula="of:=[.DP1] * 500" office:value-type="float" office:value="0" calcext:value-type="float">
            <text:p>0</text:p>
          </table:table-cell>
          <table:table-cell table:formula="of:=[.DQ1] * 500" office:value-type="float" office:value="0" calcext:value-type="float">
            <text:p>0</text:p>
          </table:table-cell>
          <table:table-cell table:formula="of:=[.DR1] * 500" office:value-type="float" office:value="0" calcext:value-type="float">
            <text:p>0</text:p>
          </table:table-cell>
          <table:table-cell table:formula="of:=[.DS1] * 500" office:value-type="float" office:value="0" calcext:value-type="float">
            <text:p>0</text:p>
          </table:table-cell>
          <table:table-cell table:formula="of:=[.DT1] * 500" office:value-type="float" office:value="0" calcext:value-type="float">
            <text:p>0</text:p>
          </table:table-cell>
          <table:table-cell table:formula="of:=[.DU1] * 500" office:value-type="float" office:value="0" calcext:value-type="float">
            <text:p>0</text:p>
          </table:table-cell>
          <table:table-cell table:formula="of:=[.DV1] * 500" office:value-type="float" office:value="500" calcext:value-type="float">
            <text:p>500</text:p>
          </table:table-cell>
          <table:table-cell table:formula="of:=[.DW1] * 500" office:value-type="float" office:value="0" calcext:value-type="float">
            <text:p>0</text:p>
          </table:table-cell>
          <table:table-cell table:formula="of:=[.DX1] * 500" office:value-type="float" office:value="0" calcext:value-type="float">
            <text:p>0</text:p>
          </table:table-cell>
          <table:table-cell table:formula="of:=[.DY1] * 500" office:value-type="float" office:value="0" calcext:value-type="float">
            <text:p>0</text:p>
          </table:table-cell>
          <table:table-cell table:formula="of:=[.DZ1] * 500" office:value-type="float" office:value="0" calcext:value-type="float">
            <text:p>0</text:p>
          </table:table-cell>
          <table:table-cell table:formula="of:=[.EA1] * 500" office:value-type="float" office:value="0" calcext:value-type="float">
            <text:p>0</text:p>
          </table:table-cell>
          <table:table-cell table:formula="of:=[.EB1] * 500" office:value-type="float" office:value="0" calcext:value-type="float">
            <text:p>0</text:p>
          </table:table-cell>
          <table:table-cell table:formula="of:=[.EC1] * 500" office:value-type="float" office:value="0" calcext:value-type="float">
            <text:p>0</text:p>
          </table:table-cell>
          <table:table-cell table:formula="of:=[.ED1] * 500" office:value-type="float" office:value="0" calcext:value-type="float">
            <text:p>0</text:p>
          </table:table-cell>
          <table:table-cell table:formula="of:=[.EE1] * 500" office:value-type="float" office:value="0" calcext:value-type="float">
            <text:p>0</text:p>
          </table:table-cell>
          <table:table-cell table:formula="of:=[.EF1] * 500" office:value-type="float" office:value="0" calcext:value-type="float">
            <text:p>0</text:p>
          </table:table-cell>
          <table:table-cell table:formula="of:=[.EG1] * 500" office:value-type="float" office:value="0" calcext:value-type="float">
            <text:p>0</text:p>
          </table:table-cell>
          <table:table-cell table:formula="of:=[.EH1] * 500" office:value-type="float" office:value="0" calcext:value-type="float">
            <text:p>0</text:p>
          </table:table-cell>
          <table:table-cell table:formula="of:=[.EI1] * 5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20:40:15.083000000</meta:creation-date>
    <dc:date>2014-09-03T20:55:42.447000000</dc:date>
    <meta:editing-duration>PT6S</meta:editing-duration>
    <meta:editing-cycles>1</meta:editing-cycles>
    <meta:document-statistic meta:table-count="1" meta:cell-count="834" meta:object-count="4"/>
    <meta:generator>LibreOffice/4.2.6.3$Windows_x86 LibreOffice_project/3fd416d4c6db7d3204c17ce57a1d70f6e531ee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56cm" svg:y="3.952cm" style:legend-expansion="high" chart:style-name="ch2"/>
        <chart:plot-area chart:style-name="ch3" table:cell-range-address="Sheet1.A1:Sheet1.EI2" chart:data-source-has-labels="column" svg:x="0.77cm" svg:y="0.855cm" svg:width="12.346cm" svg:height="7.545cm">
          <chartooo:coordinate-region svg:x="1.497cm" svg:y="1.055cm" svg:width="11.619cm" svg:height="6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EI1" chart:label-cell-address="Sheet1.A1:Sheet1.A1" chart:class="chart:line">
            <chart:data-point chart:repeated="138"/>
          </chart:series>
          <chart:series chart:style-name="ch7" chart:values-cell-range-address="Sheet1.B2:Sheet1.EI2" chart:label-cell-address="Sheet1.A2:Sheet1.A2" chart:class="chart:line">
            <chart:data-point chart:repeated="1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</table:table-row>
          </table:table-header-rows>
          <table:table-rows>
            <table:table-row>
              <table:table-cell office:value-type="string">
                <text:p>blinks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1:Sheet1.EI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r</text:p>
                <draw:g>
                  <svg:desc>Sheet1.A2:Sheet1.A2</svg:desc>
                </draw:g>
              </table:table-cell>
              <table:table-cell office:value-type="float" office:value="0.942504410490285">
                <text:p>0.942504410490285</text:p>
                <draw:g>
                  <svg:desc>Sheet1.B2:Sheet1.EI2</svg:desc>
                </draw:g>
              </table:table-cell>
              <table:table-cell office:value-type="float" office:value="0.930922321612272">
                <text:p>0.930922321612272</text:p>
              </table:table-cell>
              <table:table-cell office:value-type="float" office:value="0.936171351191919">
                <text:p>0.936171351191919</text:p>
              </table:table-cell>
              <table:table-cell office:value-type="float" office:value="0.941543686619706">
                <text:p>0.941543686619706</text:p>
              </table:table-cell>
              <table:table-cell office:value-type="float" office:value="0.955666737419011">
                <text:p>0.955666737419011</text:p>
              </table:table-cell>
              <table:table-cell office:value-type="float" office:value="0.944371056453262">
                <text:p>0.944371056453262</text:p>
              </table:table-cell>
              <table:table-cell office:value-type="float" office:value="0.939325986842565">
                <text:p>0.939325986842565</text:p>
              </table:table-cell>
              <table:table-cell office:value-type="float" office:value="0.925066906107352">
                <text:p>0.925066906107352</text:p>
              </table:table-cell>
              <table:table-cell office:value-type="float" office:value="0.899294205198115">
                <text:p>0.899294205198115</text:p>
              </table:table-cell>
              <table:table-cell office:value-type="float" office:value="0.930155935316177">
                <text:p>0.930155935316177</text:p>
              </table:table-cell>
              <table:table-cell office:value-type="float" office:value="0.916221881838649">
                <text:p>0.916221881838649</text:p>
              </table:table-cell>
              <table:table-cell office:value-type="float" office:value="0.919130975383923">
                <text:p>0.919130975383923</text:p>
              </table:table-cell>
              <table:table-cell office:value-type="float" office:value="0.938701467961055">
                <text:p>0.938701467961055</text:p>
              </table:table-cell>
              <table:table-cell office:value-type="float" office:value="0.922454566804622">
                <text:p>0.922454566804622</text:p>
              </table:table-cell>
              <table:table-cell office:value-type="float" office:value="0.931249729823284">
                <text:p>0.931249729823284</text:p>
              </table:table-cell>
              <table:table-cell office:value-type="float" office:value="0.939894669934274">
                <text:p>0.939894669934274</text:p>
              </table:table-cell>
              <table:table-cell office:value-type="float" office:value="0.93447545983952">
                <text:p>0.93447545983952</text:p>
              </table:table-cell>
              <table:table-cell office:value-type="float" office:value="0.940792326643441">
                <text:p>0.940792326643441</text:p>
              </table:table-cell>
              <table:table-cell office:value-type="float" office:value="0.922108973733431">
                <text:p>0.922108973733431</text:p>
              </table:table-cell>
              <table:table-cell office:value-type="float" office:value="0.944192013609281">
                <text:p>0.944192013609281</text:p>
              </table:table-cell>
              <table:table-cell office:value-type="float" office:value="0.902755110296643">
                <text:p>0.902755110296643</text:p>
              </table:table-cell>
              <table:table-cell office:value-type="float" office:value="0.939922313468293">
                <text:p>0.939922313468293</text:p>
              </table:table-cell>
              <table:table-cell office:value-type="float" office:value="0.943520223063734">
                <text:p>0.943520223063734</text:p>
              </table:table-cell>
              <table:table-cell office:value-type="float" office:value="0.685118332518076">
                <text:p>0.685118332518076</text:p>
              </table:table-cell>
              <table:table-cell office:value-type="float" office:value="0.666039347617939">
                <text:p>0.666039347617939</text:p>
              </table:table-cell>
              <table:table-cell office:value-type="float" office:value="0.941899082750191">
                <text:p>0.941899082750191</text:p>
              </table:table-cell>
              <table:table-cell office:value-type="float" office:value="0.924215530706761">
                <text:p>0.924215530706761</text:p>
              </table:table-cell>
              <table:table-cell office:value-type="float" office:value="0.923318560230506">
                <text:p>0.923318560230506</text:p>
              </table:table-cell>
              <table:table-cell office:value-type="float" office:value="0.924043218550299">
                <text:p>0.924043218550299</text:p>
              </table:table-cell>
              <table:table-cell office:value-type="float" office:value="0.942836072739906">
                <text:p>0.942836072739906</text:p>
              </table:table-cell>
              <table:table-cell office:value-type="float" office:value="0.93557576655836">
                <text:p>0.93557576655836</text:p>
              </table:table-cell>
              <table:table-cell office:value-type="float" office:value="0.934576131686541">
                <text:p>0.934576131686541</text:p>
              </table:table-cell>
              <table:table-cell office:value-type="float" office:value="0.942767236665218">
                <text:p>0.942767236665218</text:p>
              </table:table-cell>
              <table:table-cell office:value-type="float" office:value="0.908236473602902">
                <text:p>0.908236473602902</text:p>
              </table:table-cell>
              <table:table-cell office:value-type="float" office:value="0.911660708083278">
                <text:p>0.911660708083278</text:p>
              </table:table-cell>
              <table:table-cell office:value-type="float" office:value="0.908648538202629">
                <text:p>0.908648538202629</text:p>
              </table:table-cell>
              <table:table-cell office:value-type="float" office:value="0.926592021607942">
                <text:p>0.926592021607942</text:p>
              </table:table-cell>
              <table:table-cell office:value-type="float" office:value="0.9219403297535">
                <text:p>0.9219403297535</text:p>
              </table:table-cell>
              <table:table-cell office:value-type="float" office:value="0.936529743032682">
                <text:p>0.936529743032682</text:p>
              </table:table-cell>
              <table:table-cell office:value-type="float" office:value="0.943990787970482">
                <text:p>0.943990787970482</text:p>
              </table:table-cell>
              <table:table-cell office:value-type="float" office:value="0.90170676240542">
                <text:p>0.90170676240542</text:p>
              </table:table-cell>
              <table:table-cell office:value-type="float" office:value="0.896462684945481">
                <text:p>0.896462684945481</text:p>
              </table:table-cell>
              <table:table-cell office:value-type="float" office:value="0.658873644195407">
                <text:p>0.658873644195407</text:p>
              </table:table-cell>
              <table:table-cell office:value-type="float" office:value="0.639527440395005">
                <text:p>0.639527440395005</text:p>
              </table:table-cell>
              <table:table-cell office:value-type="float" office:value="0.930704042129803">
                <text:p>0.930704042129803</text:p>
              </table:table-cell>
              <table:table-cell office:value-type="float" office:value="0.93376577997428">
                <text:p>0.93376577997428</text:p>
              </table:table-cell>
              <table:table-cell office:value-type="float" office:value="0.923852389046988">
                <text:p>0.923852389046988</text:p>
              </table:table-cell>
              <table:table-cell office:value-type="float" office:value="0.887652193965083">
                <text:p>0.887652193965083</text:p>
              </table:table-cell>
              <table:table-cell office:value-type="float" office:value="0.918004111694232">
                <text:p>0.918004111694232</text:p>
              </table:table-cell>
              <table:table-cell office:value-type="float" office:value="0.907498152134403">
                <text:p>0.907498152134403</text:p>
              </table:table-cell>
              <table:table-cell office:value-type="float" office:value="0.924155731624556">
                <text:p>0.924155731624556</text:p>
              </table:table-cell>
              <table:table-cell office:value-type="float" office:value="0.920019133728166">
                <text:p>0.920019133728166</text:p>
              </table:table-cell>
              <table:table-cell office:value-type="float" office:value="0.923398758259068">
                <text:p>0.923398758259068</text:p>
              </table:table-cell>
              <table:table-cell office:value-type="float" office:value="0.926559742274861">
                <text:p>0.926559742274861</text:p>
              </table:table-cell>
              <table:table-cell office:value-type="float" office:value="0.924333157189099">
                <text:p>0.924333157189099</text:p>
              </table:table-cell>
              <table:table-cell office:value-type="float" office:value="0.94407383764001">
                <text:p>0.94407383764001</text:p>
              </table:table-cell>
              <table:table-cell office:value-type="float" office:value="0.930981368381878">
                <text:p>0.930981368381878</text:p>
              </table:table-cell>
              <table:table-cell office:value-type="float" office:value="0.936359458049391">
                <text:p>0.936359458049391</text:p>
              </table:table-cell>
              <table:table-cell office:value-type="float" office:value="0.91283178073919">
                <text:p>0.91283178073919</text:p>
              </table:table-cell>
              <table:table-cell office:value-type="float" office:value="0.923370093302044">
                <text:p>0.923370093302044</text:p>
              </table:table-cell>
              <table:table-cell office:value-type="float" office:value="0.932388033091843">
                <text:p>0.932388033091843</text:p>
              </table:table-cell>
              <table:table-cell office:value-type="float" office:value="0.936387168020098">
                <text:p>0.936387168020098</text:p>
              </table:table-cell>
              <table:table-cell office:value-type="float" office:value="0.932349466100758">
                <text:p>0.932349466100758</text:p>
              </table:table-cell>
              <table:table-cell office:value-type="float" office:value="0.948602461436418">
                <text:p>0.948602461436418</text:p>
              </table:table-cell>
              <table:table-cell office:value-type="float" office:value="0.937516231595914">
                <text:p>0.937516231595914</text:p>
              </table:table-cell>
              <table:table-cell office:value-type="float" office:value="0.941599633311061">
                <text:p>0.941599633311061</text:p>
              </table:table-cell>
              <table:table-cell office:value-type="float" office:value="0.749337650494508">
                <text:p>0.749337650494508</text:p>
              </table:table-cell>
              <table:table-cell office:value-type="float" office:value="0.690529744613216">
                <text:p>0.690529744613216</text:p>
              </table:table-cell>
              <table:table-cell office:value-type="float" office:value="0.695288491513977">
                <text:p>0.695288491513977</text:p>
              </table:table-cell>
              <table:table-cell office:value-type="float" office:value="0.938730908879273">
                <text:p>0.938730908879273</text:p>
              </table:table-cell>
              <table:table-cell office:value-type="float" office:value="0.938732371791221">
                <text:p>0.938732371791221</text:p>
              </table:table-cell>
              <table:table-cell office:value-type="float" office:value="0.938214616474228">
                <text:p>0.938214616474228</text:p>
              </table:table-cell>
              <table:table-cell office:value-type="float" office:value="0.94324438529474">
                <text:p>0.94324438529474</text:p>
              </table:table-cell>
              <table:table-cell office:value-type="float" office:value="0.918380884871232">
                <text:p>0.918380884871232</text:p>
              </table:table-cell>
              <table:table-cell office:value-type="float" office:value="0.945947559518633">
                <text:p>0.945947559518633</text:p>
              </table:table-cell>
              <table:table-cell office:value-type="float" office:value="0.918238382123391">
                <text:p>0.918238382123391</text:p>
              </table:table-cell>
              <table:table-cell office:value-type="float" office:value="0.927456305027242">
                <text:p>0.927456305027242</text:p>
              </table:table-cell>
              <table:table-cell office:value-type="float" office:value="0.929087807821738">
                <text:p>0.929087807821738</text:p>
              </table:table-cell>
              <table:table-cell office:value-type="float" office:value="0.938804735688233">
                <text:p>0.938804735688233</text:p>
              </table:table-cell>
              <table:table-cell office:value-type="float" office:value="0.948859458188579">
                <text:p>0.948859458188579</text:p>
              </table:table-cell>
              <table:table-cell office:value-type="float" office:value="0.923890975552641">
                <text:p>0.923890975552641</text:p>
              </table:table-cell>
              <table:table-cell office:value-type="float" office:value="0.941567122351398">
                <text:p>0.941567122351398</text:p>
              </table:table-cell>
              <table:table-cell office:value-type="float" office:value="0.935689804418706">
                <text:p>0.935689804418706</text:p>
              </table:table-cell>
              <table:table-cell office:value-type="float" office:value="0.928002871751352">
                <text:p>0.928002871751352</text:p>
              </table:table-cell>
              <table:table-cell office:value-type="float" office:value="0.945630715318673">
                <text:p>0.945630715318673</text:p>
              </table:table-cell>
              <table:table-cell office:value-type="float" office:value="0.945914070593983">
                <text:p>0.945914070593983</text:p>
              </table:table-cell>
              <table:table-cell office:value-type="float" office:value="0.948310544084998">
                <text:p>0.948310544084998</text:p>
              </table:table-cell>
              <table:table-cell office:value-type="float" office:value="0.951909395928904">
                <text:p>0.951909395928904</text:p>
              </table:table-cell>
              <table:table-cell office:value-type="float" office:value="0.933707656699479">
                <text:p>0.933707656699479</text:p>
              </table:table-cell>
              <table:table-cell office:value-type="float" office:value="0.935028263586825">
                <text:p>0.935028263586825</text:p>
              </table:table-cell>
              <table:table-cell office:value-type="float" office:value="0.908125590835051">
                <text:p>0.908125590835051</text:p>
              </table:table-cell>
              <table:table-cell office:value-type="float" office:value="0.696157944167557">
                <text:p>0.696157944167557</text:p>
              </table:table-cell>
              <table:table-cell office:value-type="float" office:value="0.753790452694727">
                <text:p>0.753790452694727</text:p>
              </table:table-cell>
              <table:table-cell office:value-type="float" office:value="0.832115343790184">
                <text:p>0.832115343790184</text:p>
              </table:table-cell>
              <table:table-cell office:value-type="float" office:value="0.896443631297876">
                <text:p>0.896443631297876</text:p>
              </table:table-cell>
              <table:table-cell office:value-type="float" office:value="0.936921377031474">
                <text:p>0.936921377031474</text:p>
              </table:table-cell>
              <table:table-cell office:value-type="float" office:value="0.899950473598917">
                <text:p>0.899950473598917</text:p>
              </table:table-cell>
              <table:table-cell office:value-type="float" office:value="0.915141742280678">
                <text:p>0.915141742280678</text:p>
              </table:table-cell>
              <table:table-cell office:value-type="float" office:value="0.935311585556744">
                <text:p>0.935311585556744</text:p>
              </table:table-cell>
              <table:table-cell office:value-type="float" office:value="0.89356597261226">
                <text:p>0.89356597261226</text:p>
              </table:table-cell>
              <table:table-cell office:value-type="float" office:value="0.906222116255337">
                <text:p>0.906222116255337</text:p>
              </table:table-cell>
              <table:table-cell office:value-type="float" office:value="0.908409180883542">
                <text:p>0.908409180883542</text:p>
              </table:table-cell>
              <table:table-cell office:value-type="float" office:value="0.910505080291418">
                <text:p>0.910505080291418</text:p>
              </table:table-cell>
              <table:table-cell office:value-type="float" office:value="0.923880740200804">
                <text:p>0.923880740200804</text:p>
              </table:table-cell>
              <table:table-cell office:value-type="float" office:value="0.905560110788168">
                <text:p>0.905560110788168</text:p>
              </table:table-cell>
              <table:table-cell office:value-type="float" office:value="0.924854567634782">
                <text:p>0.924854567634782</text:p>
              </table:table-cell>
              <table:table-cell office:value-type="float" office:value="0.917808857720043">
                <text:p>0.917808857720043</text:p>
              </table:table-cell>
              <table:table-cell office:value-type="float" office:value="0.912002004715406">
                <text:p>0.912002004715406</text:p>
              </table:table-cell>
              <table:table-cell office:value-type="float" office:value="0.938998457609498">
                <text:p>0.938998457609498</text:p>
              </table:table-cell>
              <table:table-cell office:value-type="float" office:value="0.928173620704695">
                <text:p>0.928173620704695</text:p>
              </table:table-cell>
              <table:table-cell office:value-type="float" office:value="0.941383736613735">
                <text:p>0.941383736613735</text:p>
              </table:table-cell>
              <table:table-cell office:value-type="float" office:value="0.932301202528206">
                <text:p>0.932301202528206</text:p>
              </table:table-cell>
              <table:table-cell office:value-type="float" office:value="0.944716346800956">
                <text:p>0.944716346800956</text:p>
              </table:table-cell>
              <table:table-cell office:value-type="float" office:value="0.929264612158653">
                <text:p>0.929264612158653</text:p>
              </table:table-cell>
              <table:table-cell office:value-type="float" office:value="0.94015043316508">
                <text:p>0.94015043316508</text:p>
              </table:table-cell>
              <table:table-cell office:value-type="float" office:value="0.933826329587968">
                <text:p>0.933826329587968</text:p>
              </table:table-cell>
              <table:table-cell office:value-type="float" office:value="0.939940811626383">
                <text:p>0.939940811626383</text:p>
              </table:table-cell>
              <table:table-cell office:value-type="float" office:value="0.951162065158386">
                <text:p>0.951162065158386</text:p>
              </table:table-cell>
              <table:table-cell office:value-type="float" office:value="0.922946622712061">
                <text:p>0.922946622712061</text:p>
              </table:table-cell>
              <table:table-cell office:value-type="float" office:value="0.936389147660215">
                <text:p>0.936389147660215</text:p>
              </table:table-cell>
              <table:table-cell office:value-type="float" office:value="0.928261033669457">
                <text:p>0.928261033669457</text:p>
              </table:table-cell>
              <table:table-cell office:value-type="float" office:value="0.939956549416988">
                <text:p>0.939956549416988</text:p>
              </table:table-cell>
              <table:table-cell office:value-type="float" office:value="0.956381077778473">
                <text:p>0.956381077778473</text:p>
              </table:table-cell>
              <table:table-cell office:value-type="float" office:value="0.937037061247262">
                <text:p>0.937037061247262</text:p>
              </table:table-cell>
              <table:table-cell office:value-type="float" office:value="0.77535547141495">
                <text:p>0.77535547141495</text:p>
              </table:table-cell>
              <table:table-cell office:value-type="float" office:value="0.693757140530988">
                <text:p>0.693757140530988</text:p>
              </table:table-cell>
              <table:table-cell office:value-type="float" office:value="0.802002800816571">
                <text:p>0.802002800816571</text:p>
              </table:table-cell>
              <table:table-cell office:value-type="float" office:value="0.787754530160069">
                <text:p>0.787754530160069</text:p>
              </table:table-cell>
              <table:table-cell office:value-type="float" office:value="0.892996432570186">
                <text:p>0.892996432570186</text:p>
              </table:table-cell>
              <table:table-cell office:value-type="float" office:value="0.925467944452568">
                <text:p>0.925467944452568</text:p>
              </table:table-cell>
              <table:table-cell office:value-type="float" office:value="0.938071879576989">
                <text:p>0.938071879576989</text:p>
              </table:table-cell>
              <table:table-cell office:value-type="float" office:value="0.945731426700611">
                <text:p>0.945731426700611</text:p>
              </table:table-cell>
              <table:table-cell office:value-type="float" office:value="0.911885565486356">
                <text:p>0.911885565486356</text:p>
              </table:table-cell>
              <table:table-cell office:value-type="float" office:value="0.922709422144044">
                <text:p>0.922709422144044</text:p>
              </table:table-cell>
              <table:table-cell office:value-type="float" office:value="0.914549864156745">
                <text:p>0.914549864156745</text:p>
              </table:table-cell>
              <table:table-cell office:value-type="float" office:value="0.901272765876504">
                <text:p>0.901272765876504</text:p>
              </table:table-cell>
              <table:table-cell office:value-type="float" office:value="0.906809479167499">
                <text:p>0.906809479167499</text:p>
              </table:table-cell>
              <table:table-cell office:value-type="float" office:value="0.943170088385858">
                <text:p>0.943170088385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3.952cm" style:legend-expansion="high" chart:style-name="ch2"/>
        <chart:plot-area chart:style-name="ch3" table:cell-range-address="Sheet1.A3:Sheet1.EI3 Sheet1.A6:Sheet1.EI6" chart:data-source-has-labels="column" svg:x="0.77cm" svg:y="0.855cm" svg:width="11.632cm" svg:height="7.545cm">
          <chartooo:coordinate-region svg:x="1.762cm" svg:y="1.054cm" svg:width="10.575cm" svg:height="6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EI3" chart:label-cell-address="Sheet1.A3:Sheet1.A3" chart:class="chart:line">
            <chart:data-point chart:repeated="138"/>
          </chart:series>
          <chart:series chart:style-name="ch7" chart:values-cell-range-address="Sheet1.B6:Sheet1.EI6" chart:label-cell-address="Sheet1.A6:Sheet1.A6" chart:class="chart:line">
            <chart:data-point chart:repeated="1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</table:table-row>
          </table:table-header-rows>
          <table:table-rows>
            <table:table-row>
              <table:table-cell office:value-type="string">
                <text:p>Chi</text:p>
                <draw:g>
                  <svg:desc>Sheet1.A3:Sheet1.A3</svg:desc>
                </draw:g>
              </table:table-cell>
              <table:table-cell office:value-type="float" office:value="292.698267102684">
                <text:p>292.698267102684</text:p>
                <draw:g>
                  <svg:desc>Sheet1.B3:Sheet1.EI3</svg:desc>
                </draw:g>
              </table:table-cell>
              <table:table-cell office:value-type="float" office:value="250.745367741424">
                <text:p>250.745367741424</text:p>
              </table:table-cell>
              <table:table-cell office:value-type="float" office:value="462.316838310774">
                <text:p>462.316838310774</text:p>
              </table:table-cell>
              <table:table-cell office:value-type="float" office:value="252.074495138459">
                <text:p>252.074495138459</text:p>
              </table:table-cell>
              <table:table-cell office:value-type="float" office:value="214.901229661077">
                <text:p>214.901229661077</text:p>
              </table:table-cell>
              <table:table-cell office:value-type="float" office:value="263.500893431197">
                <text:p>263.500893431197</text:p>
              </table:table-cell>
              <table:table-cell office:value-type="float" office:value="328.941993469657">
                <text:p>328.941993469657</text:p>
              </table:table-cell>
              <table:table-cell office:value-type="float" office:value="316.726138679175">
                <text:p>316.726138679175</text:p>
              </table:table-cell>
              <table:table-cell office:value-type="float" office:value="477.451178363617">
                <text:p>477.451178363617</text:p>
              </table:table-cell>
              <table:table-cell office:value-type="float" office:value="319.02181946937">
                <text:p>319.02181946937</text:p>
              </table:table-cell>
              <table:table-cell office:value-type="float" office:value="351.940616906175">
                <text:p>351.940616906175</text:p>
              </table:table-cell>
              <table:table-cell office:value-type="float" office:value="356.5328970632">
                <text:p>356.5328970632</text:p>
              </table:table-cell>
              <table:table-cell office:value-type="float" office:value="370.544564865413">
                <text:p>370.544564865413</text:p>
              </table:table-cell>
              <table:table-cell office:value-type="float" office:value="514.451397783777">
                <text:p>514.451397783777</text:p>
              </table:table-cell>
              <table:table-cell office:value-type="float" office:value="451.902425466782">
                <text:p>451.902425466782</text:p>
              </table:table-cell>
              <table:table-cell office:value-type="float" office:value="278.455125783651">
                <text:p>278.455125783651</text:p>
              </table:table-cell>
              <table:table-cell office:value-type="float" office:value="329.850033323505">
                <text:p>329.850033323505</text:p>
              </table:table-cell>
              <table:table-cell office:value-type="float" office:value="259.400272157154">
                <text:p>259.400272157154</text:p>
              </table:table-cell>
              <table:table-cell office:value-type="float" office:value="304.315785776185">
                <text:p>304.315785776185</text:p>
              </table:table-cell>
              <table:table-cell office:value-type="float" office:value="270.704211366056">
                <text:p>270.704211366056</text:p>
              </table:table-cell>
              <table:table-cell office:value-type="float" office:value="358.724223506067">
                <text:p>358.724223506067</text:p>
              </table:table-cell>
              <table:table-cell office:value-type="float" office:value="239.387200120077">
                <text:p>239.387200120077</text:p>
              </table:table-cell>
              <table:table-cell office:value-type="float" office:value="293.332942388198">
                <text:p>293.332942388198</text:p>
              </table:table-cell>
              <table:table-cell office:value-type="float" office:value="1466.31893415298">
                <text:p>1466.31893415298</text:p>
              </table:table-cell>
              <table:table-cell office:value-type="float" office:value="993.686945868602">
                <text:p>993.686945868602</text:p>
              </table:table-cell>
              <table:table-cell office:value-type="float" office:value="338.071170958441">
                <text:p>338.071170958441</text:p>
              </table:table-cell>
              <table:table-cell office:value-type="float" office:value="353.182468370147">
                <text:p>353.182468370147</text:p>
              </table:table-cell>
              <table:table-cell office:value-type="float" office:value="370.998069800941">
                <text:p>370.998069800941</text:p>
              </table:table-cell>
              <table:table-cell office:value-type="float" office:value="516.499441090068">
                <text:p>516.499441090068</text:p>
              </table:table-cell>
              <table:table-cell office:value-type="float" office:value="248.555966441929">
                <text:p>248.555966441929</text:p>
              </table:table-cell>
              <table:table-cell office:value-type="float" office:value="252.542743822283">
                <text:p>252.542743822283</text:p>
              </table:table-cell>
              <table:table-cell office:value-type="float" office:value="306.366373344163">
                <text:p>306.366373344163</text:p>
              </table:table-cell>
              <table:table-cell office:value-type="float" office:value="245.7064327973">
                <text:p>245.7064327973</text:p>
              </table:table-cell>
              <table:table-cell office:value-type="float" office:value="302.274912156784">
                <text:p>302.274912156784</text:p>
              </table:table-cell>
              <table:table-cell office:value-type="float" office:value="353.081415799626">
                <text:p>353.081415799626</text:p>
              </table:table-cell>
              <table:table-cell office:value-type="float" office:value="361.499873210406">
                <text:p>361.499873210406</text:p>
              </table:table-cell>
              <table:table-cell office:value-type="float" office:value="436.284751755915">
                <text:p>436.284751755915</text:p>
              </table:table-cell>
              <table:table-cell office:value-type="float" office:value="362.301040214044">
                <text:p>362.301040214044</text:p>
              </table:table-cell>
              <table:table-cell office:value-type="float" office:value="282.447791850665">
                <text:p>282.447791850665</text:p>
              </table:table-cell>
              <table:table-cell office:value-type="float" office:value="262.556200518519">
                <text:p>262.556200518519</text:p>
              </table:table-cell>
              <table:table-cell office:value-type="float" office:value="494.129636389042">
                <text:p>494.129636389042</text:p>
              </table:table-cell>
              <table:table-cell office:value-type="float" office:value="431.206180891549">
                <text:p>431.206180891549</text:p>
              </table:table-cell>
              <table:table-cell office:value-type="float" office:value="1563.15122876153">
                <text:p>1563.15122876153</text:p>
              </table:table-cell>
              <table:table-cell office:value-type="float" office:value="1409.5003769859">
                <text:p>1409.5003769859</text:p>
              </table:table-cell>
              <table:table-cell office:value-type="float" office:value="249.676261537086">
                <text:p>249.676261537086</text:p>
              </table:table-cell>
              <table:table-cell office:value-type="float" office:value="338.790803683685">
                <text:p>338.790803683685</text:p>
              </table:table-cell>
              <table:table-cell office:value-type="float" office:value="262.800346126024">
                <text:p>262.800346126024</text:p>
              </table:table-cell>
              <table:table-cell office:value-type="float" office:value="508.45209373736">
                <text:p>508.45209373736</text:p>
              </table:table-cell>
              <table:table-cell office:value-type="float" office:value="280.783225525456">
                <text:p>280.783225525456</text:p>
              </table:table-cell>
              <table:table-cell office:value-type="float" office:value="310.390551832635">
                <text:p>310.390551832635</text:p>
              </table:table-cell>
              <table:table-cell office:value-type="float" office:value="327.280367228081">
                <text:p>327.280367228081</text:p>
              </table:table-cell>
              <table:table-cell office:value-type="float" office:value="264.776679806385">
                <text:p>264.776679806385</text:p>
              </table:table-cell>
              <table:table-cell office:value-type="float" office:value="441.121685741356">
                <text:p>441.121685741356</text:p>
              </table:table-cell>
              <table:table-cell office:value-type="float" office:value="355.836725280027">
                <text:p>355.836725280027</text:p>
              </table:table-cell>
              <table:table-cell office:value-type="float" office:value="297.195344681678">
                <text:p>297.195344681678</text:p>
              </table:table-cell>
              <table:table-cell office:value-type="float" office:value="268.283125078349">
                <text:p>268.283125078349</text:p>
              </table:table-cell>
              <table:table-cell office:value-type="float" office:value="308.750682689468">
                <text:p>308.750682689468</text:p>
              </table:table-cell>
              <table:table-cell office:value-type="float" office:value="234.888189857217">
                <text:p>234.888189857217</text:p>
              </table:table-cell>
              <table:table-cell office:value-type="float" office:value="240.656050501657">
                <text:p>240.656050501657</text:p>
              </table:table-cell>
              <table:table-cell office:value-type="float" office:value="246.031897849801">
                <text:p>246.031897849801</text:p>
              </table:table-cell>
              <table:table-cell office:value-type="float" office:value="272.983111289833">
                <text:p>272.983111289833</text:p>
              </table:table-cell>
              <table:table-cell office:value-type="float" office:value="235.216795978278">
                <text:p>235.216795978278</text:p>
              </table:table-cell>
              <table:table-cell office:value-type="float" office:value="271.072047501095">
                <text:p>271.072047501095</text:p>
              </table:table-cell>
              <table:table-cell office:value-type="float" office:value="215.903719356628">
                <text:p>215.903719356628</text:p>
              </table:table-cell>
              <table:table-cell office:value-type="float" office:value="271.073500419312">
                <text:p>271.073500419312</text:p>
              </table:table-cell>
              <table:table-cell office:value-type="float" office:value="313.886672478014">
                <text:p>313.886672478014</text:p>
              </table:table-cell>
              <table:table-cell office:value-type="float" office:value="897.488626312516">
                <text:p>897.488626312516</text:p>
              </table:table-cell>
              <table:table-cell office:value-type="float" office:value="2353.21111251753">
                <text:p>2353.21111251753</text:p>
              </table:table-cell>
              <table:table-cell office:value-type="float" office:value="1005.96896319776">
                <text:p>1005.96896319776</text:p>
              </table:table-cell>
              <table:table-cell office:value-type="float" office:value="249.516894827166">
                <text:p>249.516894827166</text:p>
              </table:table-cell>
              <table:table-cell office:value-type="float" office:value="291.614673504353">
                <text:p>291.614673504353</text:p>
              </table:table-cell>
              <table:table-cell office:value-type="float" office:value="246.614937716828">
                <text:p>246.614937716828</text:p>
              </table:table-cell>
              <table:table-cell office:value-type="float" office:value="257.172579906218">
                <text:p>257.172579906218</text:p>
              </table:table-cell>
              <table:table-cell office:value-type="float" office:value="437.993194990205">
                <text:p>437.993194990205</text:p>
              </table:table-cell>
              <table:table-cell office:value-type="float" office:value="204.116102048211">
                <text:p>204.116102048211</text:p>
              </table:table-cell>
              <table:table-cell office:value-type="float" office:value="335.851220051025">
                <text:p>335.851220051025</text:p>
              </table:table-cell>
              <table:table-cell office:value-type="float" office:value="358.497522544866">
                <text:p>358.497522544866</text:p>
              </table:table-cell>
              <table:table-cell office:value-type="float" office:value="314.592303049632">
                <text:p>314.592303049632</text:p>
              </table:table-cell>
              <table:table-cell office:value-type="float" office:value="278.436444362083">
                <text:p>278.436444362083</text:p>
              </table:table-cell>
              <table:table-cell office:value-type="float" office:value="204.897555303712">
                <text:p>204.897555303712</text:p>
              </table:table-cell>
              <table:table-cell office:value-type="float" office:value="333.947250532363">
                <text:p>333.947250532363</text:p>
              </table:table-cell>
              <table:table-cell office:value-type="float" office:value="295.88618749963">
                <text:p>295.88618749963</text:p>
              </table:table-cell>
              <table:table-cell office:value-type="float" office:value="277.024452089174">
                <text:p>277.024452089174</text:p>
              </table:table-cell>
              <table:table-cell office:value-type="float" office:value="287.66999409976">
                <text:p>287.66999409976</text:p>
              </table:table-cell>
              <table:table-cell office:value-type="float" office:value="186.699156444008">
                <text:p>186.699156444008</text:p>
              </table:table-cell>
              <table:table-cell office:value-type="float" office:value="266.513314987716">
                <text:p>266.513314987716</text:p>
              </table:table-cell>
              <table:table-cell office:value-type="float" office:value="270.363272358465">
                <text:p>270.363272358465</text:p>
              </table:table-cell>
              <table:table-cell office:value-type="float" office:value="268.192463635777">
                <text:p>268.192463635777</text:p>
              </table:table-cell>
              <table:table-cell office:value-type="float" office:value="385.593581422669">
                <text:p>385.593581422669</text:p>
              </table:table-cell>
              <table:table-cell office:value-type="float" office:value="428.974679391305">
                <text:p>428.974679391305</text:p>
              </table:table-cell>
              <table:table-cell office:value-type="float" office:value="294.15248724396">
                <text:p>294.15248724396</text:p>
              </table:table-cell>
              <table:table-cell office:value-type="float" office:value="2487.16910521406">
                <text:p>2487.16910521406</text:p>
              </table:table-cell>
              <table:table-cell office:value-type="float" office:value="834.607046518372">
                <text:p>834.607046518372</text:p>
              </table:table-cell>
              <table:table-cell office:value-type="float" office:value="517.452079138202">
                <text:p>517.452079138202</text:p>
              </table:table-cell>
              <table:table-cell office:value-type="float" office:value="375.938061257361">
                <text:p>375.938061257361</text:p>
              </table:table-cell>
              <table:table-cell office:value-type="float" office:value="273.325671737688">
                <text:p>273.325671737688</text:p>
              </table:table-cell>
              <table:table-cell office:value-type="float" office:value="479.409976853872">
                <text:p>479.409976853872</text:p>
              </table:table-cell>
              <table:table-cell office:value-type="float" office:value="397.064287086869">
                <text:p>397.064287086869</text:p>
              </table:table-cell>
              <table:table-cell office:value-type="float" office:value="295.094970662799">
                <text:p>295.094970662799</text:p>
              </table:table-cell>
              <table:table-cell office:value-type="float" office:value="490.447324267219">
                <text:p>490.447324267219</text:p>
              </table:table-cell>
              <table:table-cell office:value-type="float" office:value="334.225568272931">
                <text:p>334.225568272931</text:p>
              </table:table-cell>
              <table:table-cell office:value-type="float" office:value="315.810795480409">
                <text:p>315.810795480409</text:p>
              </table:table-cell>
              <table:table-cell office:value-type="float" office:value="347.307627343676">
                <text:p>347.307627343676</text:p>
              </table:table-cell>
              <table:table-cell office:value-type="float" office:value="395.084879078904">
                <text:p>395.084879078904</text:p>
              </table:table-cell>
              <table:table-cell office:value-type="float" office:value="339.569117672896">
                <text:p>339.569117672896</text:p>
              </table:table-cell>
              <table:table-cell office:value-type="float" office:value="286.993719265314">
                <text:p>286.993719265314</text:p>
              </table:table-cell>
              <table:table-cell office:value-type="float" office:value="330.891160103861">
                <text:p>330.891160103861</text:p>
              </table:table-cell>
              <table:table-cell office:value-type="float" office:value="451.695000557157">
                <text:p>451.695000557157</text:p>
              </table:table-cell>
              <table:table-cell office:value-type="float" office:value="234.826746981401">
                <text:p>234.826746981401</text:p>
              </table:table-cell>
              <table:table-cell office:value-type="float" office:value="273.090861204804">
                <text:p>273.090861204804</text:p>
              </table:table-cell>
              <table:table-cell office:value-type="float" office:value="258.885712387104">
                <text:p>258.885712387104</text:p>
              </table:table-cell>
              <table:table-cell office:value-type="float" office:value="291.350117367524">
                <text:p>291.350117367524</text:p>
              </table:table-cell>
              <table:table-cell office:value-type="float" office:value="271.277787289832">
                <text:p>271.277787289832</text:p>
              </table:table-cell>
              <table:table-cell office:value-type="float" office:value="243.894864851846">
                <text:p>243.894864851846</text:p>
              </table:table-cell>
              <table:table-cell office:value-type="float" office:value="301.224791028464">
                <text:p>301.224791028464</text:p>
              </table:table-cell>
              <table:table-cell office:value-type="float" office:value="364.503844098151">
                <text:p>364.503844098151</text:p>
              </table:table-cell>
              <table:table-cell office:value-type="float" office:value="304.285555582007">
                <text:p>304.285555582007</text:p>
              </table:table-cell>
              <table:table-cell office:value-type="float" office:value="252.974071240594">
                <text:p>252.974071240594</text:p>
              </table:table-cell>
              <table:table-cell office:value-type="float" office:value="275.107968122288">
                <text:p>275.107968122288</text:p>
              </table:table-cell>
              <table:table-cell office:value-type="float" office:value="279.327646866537">
                <text:p>279.327646866537</text:p>
              </table:table-cell>
              <table:table-cell office:value-type="float" office:value="238.579278167052">
                <text:p>238.579278167052</text:p>
              </table:table-cell>
              <table:table-cell office:value-type="float" office:value="290.72187270802">
                <text:p>290.72187270802</text:p>
              </table:table-cell>
              <table:table-cell office:value-type="float" office:value="235.499576438462">
                <text:p>235.499576438462</text:p>
              </table:table-cell>
              <table:table-cell office:value-type="float" office:value="293.522505408945">
                <text:p>293.522505408945</text:p>
              </table:table-cell>
              <table:table-cell office:value-type="float" office:value="718.272004491199">
                <text:p>718.272004491199</text:p>
              </table:table-cell>
              <table:table-cell office:value-type="float" office:value="2147.7275879624">
                <text:p>2147.7275879624</text:p>
              </table:table-cell>
              <table:table-cell office:value-type="float" office:value="631.80083213743">
                <text:p>631.80083213743</text:p>
              </table:table-cell>
              <table:table-cell office:value-type="float" office:value="611.321466205637">
                <text:p>611.321466205637</text:p>
              </table:table-cell>
              <table:table-cell office:value-type="float" office:value="425.417120984386">
                <text:p>425.417120984386</text:p>
              </table:table-cell>
              <table:table-cell office:value-type="float" office:value="390.616684088341">
                <text:p>390.616684088341</text:p>
              </table:table-cell>
              <table:table-cell office:value-type="float" office:value="231.754798176316">
                <text:p>231.754798176316</text:p>
              </table:table-cell>
              <table:table-cell office:value-type="float" office:value="203.179419752769">
                <text:p>203.179419752769</text:p>
              </table:table-cell>
              <table:table-cell office:value-type="float" office:value="500.563280351244">
                <text:p>500.563280351244</text:p>
              </table:table-cell>
              <table:table-cell office:value-type="float" office:value="304.298847535016">
                <text:p>304.298847535016</text:p>
              </table:table-cell>
              <table:table-cell office:value-type="float" office:value="299.662343260057">
                <text:p>299.662343260057</text:p>
              </table:table-cell>
              <table:table-cell office:value-type="float" office:value="312.644234063713">
                <text:p>312.644234063713</text:p>
              </table:table-cell>
              <table:table-cell office:value-type="float" office:value="290.227905572563">
                <text:p>290.227905572563</text:p>
              </table:table-cell>
              <table:table-cell office:value-type="float" office:value="233.934015286654">
                <text:p>233.934015286654</text:p>
              </table:table-cell>
            </table:table-row>
            <table:table-row>
              <table:table-cell office:value-type="string">
                <text:p>Blinks 500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EI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3.952cm" style:legend-expansion="high" chart:style-name="ch2"/>
        <chart:plot-area chart:style-name="ch3" table:cell-range-address="Sheet1.A4:Sheet1.EI4 Sheet1.A6:Sheet1.EI6" chart:data-source-has-labels="column" svg:x="0.77cm" svg:y="0.855cm" svg:width="11.632cm" svg:height="7.545cm">
          <chartooo:coordinate-region svg:x="1.762cm" svg:y="1.054cm" svg:width="10.575cm" svg:height="6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EI4" chart:label-cell-address="Sheet1.A4:Sheet1.A4" chart:class="chart:line">
            <chart:data-point chart:repeated="138"/>
          </chart:series>
          <chart:series chart:style-name="ch7" chart:values-cell-range-address="Sheet1.B6:Sheet1.EI6" chart:label-cell-address="Sheet1.A6:Sheet1.A6" chart:class="chart:line">
            <chart:data-point chart:repeated="1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</table:table-row>
          </table:table-header-rows>
          <table:table-rows>
            <table:table-row>
              <table:table-cell office:value-type="string">
                <text:p>intersect</text:p>
                <draw:g>
                  <svg:desc>Sheet1.A4:Sheet1.A4</svg:desc>
                </draw:g>
              </table:table-cell>
              <table:table-cell office:value-type="float" office:value="1533">
                <text:p>1533</text:p>
                <draw:g>
                  <svg:desc>Sheet1.B4:Sheet1.EI4</svg:desc>
                </draw:g>
              </table:table-cell>
              <table:table-cell office:value-type="float" office:value="1581">
                <text:p>1581</text:p>
              </table:table-cell>
              <table:table-cell office:value-type="float" office:value="1589">
                <text:p>1589</text:p>
              </table:table-cell>
              <table:table-cell office:value-type="float" office:value="1545">
                <text:p>1545</text:p>
              </table:table-cell>
              <table:table-cell office:value-type="float" office:value="1576">
                <text:p>1576</text:p>
              </table:table-cell>
              <table:table-cell office:value-type="float" office:value="1668">
                <text:p>1668</text:p>
              </table:table-cell>
              <table:table-cell office:value-type="float" office:value="1609">
                <text:p>1609</text:p>
              </table:table-cell>
              <table:table-cell office:value-type="float" office:value="1571">
                <text:p>1571</text:p>
              </table:table-cell>
              <table:table-cell office:value-type="float" office:value="1497">
                <text:p>1497</text:p>
              </table:table-cell>
              <table:table-cell office:value-type="float" office:value="1530">
                <text:p>1530</text:p>
              </table:table-cell>
              <table:table-cell office:value-type="float" office:value="1441">
                <text:p>1441</text:p>
              </table:table-cell>
              <table:table-cell office:value-type="float" office:value="1442">
                <text:p>1442</text:p>
              </table:table-cell>
              <table:table-cell office:value-type="float" office:value="1488">
                <text:p>1488</text:p>
              </table:table-cell>
              <table:table-cell office:value-type="float" office:value="1457">
                <text:p>1457</text:p>
              </table:table-cell>
              <table:table-cell office:value-type="float" office:value="1471">
                <text:p>1471</text:p>
              </table:table-cell>
              <table:table-cell office:value-type="float" office:value="1416">
                <text:p>1416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1379">
                <text:p>1379</text:p>
              </table:table-cell>
              <table:table-cell office:value-type="float" office:value="1408">
                <text:p>1408</text:p>
              </table:table-cell>
              <table:table-cell office:value-type="float" office:value="1388">
                <text:p>1388</text:p>
              </table:table-cell>
              <table:table-cell office:value-type="float" office:value="1435">
                <text:p>1435</text:p>
              </table:table-cell>
              <table:table-cell office:value-type="float" office:value="1439">
                <text:p>1439</text:p>
              </table:table-cell>
              <table:table-cell office:value-type="float" office:value="1043">
                <text:p>1043</text:p>
              </table:table-cell>
              <table:table-cell office:value-type="float" office:value="1082">
                <text:p>1082</text:p>
              </table:table-cell>
              <table:table-cell office:value-type="float" office:value="1543">
                <text:p>1543</text:p>
              </table:table-cell>
              <table:table-cell office:value-type="float" office:value="1435">
                <text:p>1435</text:p>
              </table:table-cell>
              <table:table-cell office:value-type="float" office:value="1608">
                <text:p>1608</text:p>
              </table:table-cell>
              <table:table-cell office:value-type="float" office:value="1581">
                <text:p>1581</text:p>
              </table:table-cell>
              <table:table-cell office:value-type="float" office:value="1567">
                <text:p>1567</text:p>
              </table:table-cell>
              <table:table-cell office:value-type="float" office:value="1662">
                <text:p>1662</text:p>
              </table:table-cell>
              <table:table-cell office:value-type="float" office:value="1580">
                <text:p>1580</text:p>
              </table:table-cell>
              <table:table-cell office:value-type="float" office:value="1596">
                <text:p>1596</text:p>
              </table:table-cell>
              <table:table-cell office:value-type="float" office:value="1453">
                <text:p>1453</text:p>
              </table:table-cell>
              <table:table-cell office:value-type="float" office:value="1576">
                <text:p>1576</text:p>
              </table:table-cell>
              <table:table-cell office:value-type="float" office:value="1486">
                <text:p>1486</text:p>
              </table:table-cell>
              <table:table-cell office:value-type="float" office:value="1503">
                <text:p>1503</text:p>
              </table:table-cell>
              <table:table-cell office:value-type="float" office:value="1637">
                <text:p>1637</text:p>
              </table:table-cell>
              <table:table-cell office:value-type="float" office:value="1452">
                <text:p>1452</text:p>
              </table:table-cell>
              <table:table-cell office:value-type="float" office:value="1674">
                <text:p>1674</text:p>
              </table:table-cell>
              <table:table-cell office:value-type="float" office:value="1530">
                <text:p>1530</text:p>
              </table:table-cell>
              <table:table-cell office:value-type="float" office:value="1398">
                <text:p>1398</text:p>
              </table:table-cell>
              <table:table-cell office:value-type="float" office:value="1126">
                <text:p>1126</text:p>
              </table:table-cell>
              <table:table-cell office:value-type="float" office:value="976">
                <text:p>976</text:p>
              </table:table-cell>
              <table:table-cell office:value-type="float" office:value="1362">
                <text:p>1362</text:p>
              </table:table-cell>
              <table:table-cell office:value-type="float" office:value="1353">
                <text:p>1353</text:p>
              </table:table-cell>
              <table:table-cell office:value-type="float" office:value="1345">
                <text:p>1345</text:p>
              </table:table-cell>
              <table:table-cell office:value-type="float" office:value="1302">
                <text:p>1302</text:p>
              </table:table-cell>
              <table:table-cell office:value-type="float" office:value="1424">
                <text:p>1424</text:p>
              </table:table-cell>
              <table:table-cell office:value-type="float" office:value="1336">
                <text:p>1336</text:p>
              </table:table-cell>
              <table:table-cell office:value-type="float" office:value="1390">
                <text:p>1390</text:p>
              </table:table-cell>
              <table:table-cell office:value-type="float" office:value="1365">
                <text:p>1365</text:p>
              </table:table-cell>
              <table:table-cell office:value-type="float" office:value="1367">
                <text:p>1367</text:p>
              </table:table-cell>
              <table:table-cell office:value-type="float" office:value="1297">
                <text:p>1297</text:p>
              </table:table-cell>
              <table:table-cell office:value-type="float" office:value="1372">
                <text:p>1372</text:p>
              </table:table-cell>
              <table:table-cell office:value-type="float" office:value="1516">
                <text:p>1516</text:p>
              </table:table-cell>
              <table:table-cell office:value-type="float" office:value="1427">
                <text:p>1427</text:p>
              </table:table-cell>
              <table:table-cell office:value-type="float" office:value="1535">
                <text:p>1535</text:p>
              </table:table-cell>
              <table:table-cell office:value-type="float" office:value="1413">
                <text:p>1413</text:p>
              </table:table-cell>
              <table:table-cell office:value-type="float" office:value="1429">
                <text:p>1429</text:p>
              </table:table-cell>
              <table:table-cell office:value-type="float" office:value="1333">
                <text:p>1333</text:p>
              </table:table-cell>
              <table:table-cell office:value-type="float" office:value="1410">
                <text:p>1410</text:p>
              </table:table-cell>
              <table:table-cell office:value-type="float" office:value="1492">
                <text:p>1492</text:p>
              </table:table-cell>
              <table:table-cell office:value-type="float" office:value="1556">
                <text:p>1556</text:p>
              </table:table-cell>
              <table:table-cell office:value-type="float" office:value="1546">
                <text:p>1546</text:p>
              </table:table-cell>
              <table:table-cell office:value-type="float" office:value="1451">
                <text:p>1451</text:p>
              </table:table-cell>
              <table:table-cell office:value-type="float" office:value="1136">
                <text:p>1136</text:p>
              </table:table-cell>
              <table:table-cell office:value-type="float" office:value="1030">
                <text:p>1030</text:p>
              </table:table-cell>
              <table:table-cell office:value-type="float" office:value="1098">
                <text:p>1098</text:p>
              </table:table-cell>
              <table:table-cell office:value-type="float" office:value="1550">
                <text:p>1550</text:p>
              </table:table-cell>
              <table:table-cell office:value-type="float" office:value="1509">
                <text:p>1509</text:p>
              </table:table-cell>
              <table:table-cell office:value-type="float" office:value="1544">
                <text:p>1544</text:p>
              </table:table-cell>
              <table:table-cell office:value-type="float" office:value="1545">
                <text:p>1545</text:p>
              </table:table-cell>
              <table:table-cell office:value-type="float" office:value="1501">
                <text:p>1501</text:p>
              </table:table-cell>
              <table:table-cell office:value-type="float" office:value="1605">
                <text:p>1605</text:p>
              </table:table-cell>
              <table:table-cell office:value-type="float" office:value="1515">
                <text:p>1515</text:p>
              </table:table-cell>
              <table:table-cell office:value-type="float" office:value="1493">
                <text:p>1493</text:p>
              </table:table-cell>
              <table:table-cell office:value-type="float" office:value="1530">
                <text:p>1530</text:p>
              </table:table-cell>
              <table:table-cell office:value-type="float" office:value="1512">
                <text:p>1512</text:p>
              </table:table-cell>
              <table:table-cell office:value-type="float" office:value="1553">
                <text:p>1553</text:p>
              </table:table-cell>
              <table:table-cell office:value-type="float" office:value="1508">
                <text:p>1508</text:p>
              </table:table-cell>
              <table:table-cell office:value-type="float" office:value="1601">
                <text:p>1601</text:p>
              </table:table-cell>
              <table:table-cell office:value-type="float" office:value="1528">
                <text:p>1528</text:p>
              </table:table-cell>
              <table:table-cell office:value-type="float" office:value="1501">
                <text:p>1501</text:p>
              </table:table-cell>
              <table:table-cell office:value-type="float" office:value="1538">
                <text:p>1538</text:p>
              </table:table-cell>
              <table:table-cell office:value-type="float" office:value="1537">
                <text:p>1537</text:p>
              </table:table-cell>
              <table:table-cell office:value-type="float" office:value="1565">
                <text:p>1565</text:p>
              </table:table-cell>
              <table:table-cell office:value-type="float" office:value="1481">
                <text:p>1481</text:p>
              </table:table-cell>
              <table:table-cell office:value-type="float" office:value="1520">
                <text:p>1520</text:p>
              </table:table-cell>
              <table:table-cell office:value-type="float" office:value="1512">
                <text:p>1512</text:p>
              </table:table-cell>
              <table:table-cell office:value-type="float" office:value="1429">
                <text:p>1429</text:p>
              </table:table-cell>
              <table:table-cell office:value-type="float" office:value="1137">
                <text:p>1137</text:p>
              </table:table-cell>
              <table:table-cell office:value-type="float" office:value="1096">
                <text:p>1096</text:p>
              </table:table-cell>
              <table:table-cell office:value-type="float" office:value="1264">
                <text:p>1264</text:p>
              </table:table-cell>
              <table:table-cell office:value-type="float" office:value="1372">
                <text:p>1372</text:p>
              </table:table-cell>
              <table:table-cell office:value-type="float" office:value="1520">
                <text:p>1520</text:p>
              </table:table-cell>
              <table:table-cell office:value-type="float" office:value="1433">
                <text:p>1433</text:p>
              </table:table-cell>
              <table:table-cell office:value-type="float" office:value="1488">
                <text:p>1488</text:p>
              </table:table-cell>
              <table:table-cell office:value-type="float" office:value="1514">
                <text:p>1514</text:p>
              </table:table-cell>
              <table:table-cell office:value-type="float" office:value="1396">
                <text:p>1396</text:p>
              </table:table-cell>
              <table:table-cell office:value-type="float" office:value="1471">
                <text:p>1471</text:p>
              </table:table-cell>
              <table:table-cell office:value-type="float" office:value="1465">
                <text:p>1465</text:p>
              </table:table-cell>
              <table:table-cell office:value-type="float" office:value="1494">
                <text:p>1494</text:p>
              </table:table-cell>
              <table:table-cell office:value-type="float" office:value="1473">
                <text:p>1473</text:p>
              </table:table-cell>
              <table:table-cell office:value-type="float" office:value="1451">
                <text:p>1451</text:p>
              </table:table-cell>
              <table:table-cell office:value-type="float" office:value="1463">
                <text:p>1463</text:p>
              </table:table-cell>
              <table:table-cell office:value-type="float" office:value="1371">
                <text:p>1371</text:p>
              </table:table-cell>
              <table:table-cell office:value-type="float" office:value="1477">
                <text:p>1477</text:p>
              </table:table-cell>
              <table:table-cell office:value-type="float" office:value="1521">
                <text:p>1521</text:p>
              </table:table-cell>
              <table:table-cell office:value-type="float" office:value="1517">
                <text:p>1517</text:p>
              </table:table-cell>
              <table:table-cell office:value-type="float" office:value="1516">
                <text:p>1516</text:p>
              </table:table-cell>
              <table:table-cell office:value-type="float" office:value="1522">
                <text:p>1522</text:p>
              </table:table-cell>
              <table:table-cell office:value-type="float" office:value="1533">
                <text:p>1533</text:p>
              </table:table-cell>
              <table:table-cell office:value-type="float" office:value="1458">
                <text:p>1458</text:p>
              </table:table-cell>
              <table:table-cell office:value-type="float" office:value="1563">
                <text:p>1563</text:p>
              </table:table-cell>
              <table:table-cell office:value-type="float" office:value="1508">
                <text:p>1508</text:p>
              </table:table-cell>
              <table:table-cell office:value-type="float" office:value="1593">
                <text:p>1593</text:p>
              </table:table-cell>
              <table:table-cell office:value-type="float" office:value="1547">
                <text:p>1547</text:p>
              </table:table-cell>
              <table:table-cell office:value-type="float" office:value="1514">
                <text:p>1514</text:p>
              </table:table-cell>
              <table:table-cell office:value-type="float" office:value="1518">
                <text:p>1518</text:p>
              </table:table-cell>
              <table:table-cell office:value-type="float" office:value="1553">
                <text:p>1553</text:p>
              </table:table-cell>
              <table:table-cell office:value-type="float" office:value="1598">
                <text:p>1598</text:p>
              </table:table-cell>
              <table:table-cell office:value-type="float" office:value="1581">
                <text:p>1581</text:p>
              </table:table-cell>
              <table:table-cell office:value-type="float" office:value="1659">
                <text:p>1659</text:p>
              </table:table-cell>
              <table:table-cell office:value-type="float" office:value="1258">
                <text:p>1258</text:p>
              </table:table-cell>
              <table:table-cell office:value-type="float" office:value="1100">
                <text:p>1100</text:p>
              </table:table-cell>
              <table:table-cell office:value-type="float" office:value="1101">
                <text:p>1101</text:p>
              </table:table-cell>
              <table:table-cell office:value-type="float" office:value="1102">
                <text:p>1102</text:p>
              </table:table-cell>
              <table:table-cell office:value-type="float" office:value="1273">
                <text:p>1273</text:p>
              </table:table-cell>
              <table:table-cell office:value-type="float" office:value="1356">
                <text:p>1356</text:p>
              </table:table-cell>
              <table:table-cell office:value-type="float" office:value="1530">
                <text:p>1530</text:p>
              </table:table-cell>
              <table:table-cell office:value-type="float" office:value="1547">
                <text:p>1547</text:p>
              </table:table-cell>
              <table:table-cell office:value-type="float" office:value="1559">
                <text:p>1559</text:p>
              </table:table-cell>
              <table:table-cell office:value-type="float" office:value="1453">
                <text:p>1453</text:p>
              </table:table-cell>
              <table:table-cell office:value-type="float" office:value="1407">
                <text:p>1407</text:p>
              </table:table-cell>
              <table:table-cell office:value-type="float" office:value="1395">
                <text:p>1395</text:p>
              </table:table-cell>
              <table:table-cell office:value-type="float" office:value="1405">
                <text:p>1405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Blinks 500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EI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952cm" style:legend-expansion="high" chart:style-name="ch2"/>
        <chart:plot-area chart:style-name="ch3" table:cell-range-address="Sheet1.A1:Sheet1.EI1 Sheet1.A5:Sheet1.EI5" chart:data-source-has-labels="column" svg:x="0.77cm" svg:y="0.855cm" svg:width="11.976cm" svg:height="7.545cm">
          <chartooo:coordinate-region svg:x="1.497cm" svg:y="1.055cm" svg:width="11.189cm" svg:height="6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EI1" chart:label-cell-address="Sheet1.A1:Sheet1.A1" chart:class="chart:line">
            <chart:data-point chart:repeated="138"/>
          </chart:series>
          <chart:series chart:style-name="ch7" chart:values-cell-range-address="Sheet1.B5:Sheet1.EI5" chart:label-cell-address="Sheet1.A5:Sheet1.A5" chart:class="chart:line">
            <chart:data-point chart:repeated="1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</table:table-row>
          </table:table-header-rows>
          <table:table-rows>
            <table:table-row>
              <table:table-cell office:value-type="string">
                <text:p>blinks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1:Sheet1.EI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linger</text:p>
                <draw:g>
                  <svg:desc>Sheet1.A5:Sheet1.A5</svg:desc>
                </draw:g>
              </table:table-cell>
              <table:table-cell office:value-type="float" office:value="0.141906116815362">
                <text:p>0.141906116815362</text:p>
                <draw:g>
                  <svg:desc>Sheet1.B5:Sheet1.EI5</svg:desc>
                </draw:g>
              </table:table-cell>
              <table:table-cell office:value-type="float" office:value="0.13779229987723">
                <text:p>0.13779229987723</text:p>
              </table:table-cell>
              <table:table-cell office:value-type="float" office:value="0.147769998351179">
                <text:p>0.147769998351179</text:p>
              </table:table-cell>
              <table:table-cell office:value-type="float" office:value="0.127486338339362">
                <text:p>0.127486338339362</text:p>
              </table:table-cell>
              <table:table-cell office:value-type="float" office:value="0.125573148811589">
                <text:p>0.125573148811589</text:p>
              </table:table-cell>
              <table:table-cell office:value-type="float" office:value="0.142411330307525">
                <text:p>0.142411330307525</text:p>
              </table:table-cell>
              <table:table-cell office:value-type="float" office:value="0.148126587490708">
                <text:p>0.148126587490708</text:p>
              </table:table-cell>
              <table:table-cell office:value-type="float" office:value="0.152881571729277">
                <text:p>0.152881571729277</text:p>
              </table:table-cell>
              <table:table-cell office:value-type="float" office:value="0.16847238100876">
                <text:p>0.16847238100876</text:p>
              </table:table-cell>
              <table:table-cell office:value-type="float" office:value="0.166310951360425">
                <text:p>0.166310951360425</text:p>
              </table:table-cell>
              <table:table-cell office:value-type="float" office:value="0.155900800002041">
                <text:p>0.155900800002041</text:p>
              </table:table-cell>
              <table:table-cell office:value-type="float" office:value="0.151531490680631">
                <text:p>0.151531490680631</text:p>
              </table:table-cell>
              <table:table-cell office:value-type="float" office:value="0.160660714301692">
                <text:p>0.160660714301692</text:p>
              </table:table-cell>
              <table:table-cell office:value-type="float" office:value="0.161620828477248">
                <text:p>0.161620828477248</text:p>
              </table:table-cell>
              <table:table-cell office:value-type="float" office:value="0.157151758593368">
                <text:p>0.157151758593368</text:p>
              </table:table-cell>
              <table:table-cell office:value-type="float" office:value="0.14307166425944">
                <text:p>0.14307166425944</text:p>
              </table:table-cell>
              <table:table-cell office:value-type="float" office:value="0.152613400147648">
                <text:p>0.152613400147648</text:p>
              </table:table-cell>
              <table:table-cell office:value-type="float" office:value="0.152188008523666">
                <text:p>0.152188008523666</text:p>
              </table:table-cell>
              <table:table-cell office:value-type="float" office:value="0.152652531641184">
                <text:p>0.152652531641184</text:p>
              </table:table-cell>
              <table:table-cell office:value-type="float" office:value="0.154398850647943">
                <text:p>0.154398850647943</text:p>
              </table:table-cell>
              <table:table-cell office:value-type="float" office:value="0.170478274139936">
                <text:p>0.170478274139936</text:p>
              </table:table-cell>
              <table:table-cell office:value-type="float" office:value="0.138338616724702">
                <text:p>0.138338616724702</text:p>
              </table:table-cell>
              <table:table-cell office:value-type="float" office:value="0.135425665192841">
                <text:p>0.135425665192841</text:p>
              </table:table-cell>
              <table:table-cell office:value-type="float" office:value="0.329986169769607">
                <text:p>0.329986169769607</text:p>
              </table:table-cell>
              <table:table-cell office:value-type="float" office:value="0.341071382532208">
                <text:p>0.341071382532208</text:p>
              </table:table-cell>
              <table:table-cell office:value-type="float" office:value="0.14310354553091">
                <text:p>0.14310354553091</text:p>
              </table:table-cell>
              <table:table-cell office:value-type="float" office:value="0.15880755679947">
                <text:p>0.15880755679947</text:p>
              </table:table-cell>
              <table:table-cell office:value-type="float" office:value="0.146353569606563">
                <text:p>0.146353569606563</text:p>
              </table:table-cell>
              <table:table-cell office:value-type="float" office:value="0.155317838827864">
                <text:p>0.155317838827864</text:p>
              </table:table-cell>
              <table:table-cell office:value-type="float" office:value="0.129903926010974">
                <text:p>0.129903926010974</text:p>
              </table:table-cell>
              <table:table-cell office:value-type="float" office:value="0.138107812274565">
                <text:p>0.138107812274565</text:p>
              </table:table-cell>
              <table:table-cell office:value-type="float" office:value="0.136800644991555">
                <text:p>0.136800644991555</text:p>
              </table:table-cell>
              <table:table-cell office:value-type="float" office:value="0.134109604985144">
                <text:p>0.134109604985144</text:p>
              </table:table-cell>
              <table:table-cell office:value-type="float" office:value="0.151163370280362">
                <text:p>0.151163370280362</text:p>
              </table:table-cell>
              <table:table-cell office:value-type="float" office:value="0.149222259365442">
                <text:p>0.149222259365442</text:p>
              </table:table-cell>
              <table:table-cell office:value-type="float" office:value="0.167316379729173">
                <text:p>0.167316379729173</text:p>
              </table:table-cell>
              <table:table-cell office:value-type="float" office:value="0.152589765407446">
                <text:p>0.152589765407446</text:p>
              </table:table-cell>
              <table:table-cell office:value-type="float" office:value="0.150547018748774">
                <text:p>0.150547018748774</text:p>
              </table:table-cell>
              <table:table-cell office:value-type="float" office:value="0.127074883715629">
                <text:p>0.127074883715629</text:p>
              </table:table-cell>
              <table:table-cell office:value-type="float" office:value="0.145619289960919">
                <text:p>0.145619289960919</text:p>
              </table:table-cell>
              <table:table-cell office:value-type="float" office:value="0.150954726022682">
                <text:p>0.150954726022682</text:p>
              </table:table-cell>
              <table:table-cell office:value-type="float" office:value="0.209761322999223">
                <text:p>0.209761322999223</text:p>
              </table:table-cell>
              <table:table-cell office:value-type="float" office:value="0.325008548966277">
                <text:p>0.325008548966277</text:p>
              </table:table-cell>
              <table:table-cell office:value-type="float" office:value="0.375148713387701">
                <text:p>0.375148713387701</text:p>
              </table:table-cell>
              <table:table-cell office:value-type="float" office:value="0.153903386427022">
                <text:p>0.153903386427022</text:p>
              </table:table-cell>
              <table:table-cell office:value-type="float" office:value="0.1657183821928">
                <text:p>0.1657183821928</text:p>
              </table:table-cell>
              <table:table-cell office:value-type="float" office:value="0.151260637950097">
                <text:p>0.151260637950097</text:p>
              </table:table-cell>
              <table:table-cell office:value-type="float" office:value="0.185422064715566">
                <text:p>0.185422064715566</text:p>
              </table:table-cell>
              <table:table-cell office:value-type="float" office:value="0.151358526578536">
                <text:p>0.151358526578536</text:p>
              </table:table-cell>
              <table:table-cell office:value-type="float" office:value="0.173329975564655">
                <text:p>0.173329975564655</text:p>
              </table:table-cell>
              <table:table-cell office:value-type="float" office:value="0.168271820762069">
                <text:p>0.168271820762069</text:p>
              </table:table-cell>
              <table:table-cell office:value-type="float" office:value="0.144174194197236">
                <text:p>0.144174194197236</text:p>
              </table:table-cell>
              <table:table-cell office:value-type="float" office:value="0.165225119285054">
                <text:p>0.165225119285054</text:p>
              </table:table-cell>
              <table:table-cell office:value-type="float" office:value="0.138384858621169">
                <text:p>0.138384858621169</text:p>
              </table:table-cell>
              <table:table-cell office:value-type="float" office:value="0.149389180593321">
                <text:p>0.149389180593321</text:p>
              </table:table-cell>
              <table:table-cell office:value-type="float" office:value="0.13643491555697">
                <text:p>0.13643491555697</text:p>
              </table:table-cell>
              <table:table-cell office:value-type="float" office:value="0.142146700618399">
                <text:p>0.142146700618399</text:p>
              </table:table-cell>
              <table:table-cell office:value-type="float" office:value="0.138800677237079">
                <text:p>0.138800677237079</text:p>
              </table:table-cell>
              <table:table-cell office:value-type="float" office:value="0.146741625149091">
                <text:p>0.146741625149091</text:p>
              </table:table-cell>
              <table:table-cell office:value-type="float" office:value="0.142033503233335">
                <text:p>0.142033503233335</text:p>
              </table:table-cell>
              <table:table-cell office:value-type="float" office:value="0.14498619244604">
                <text:p>0.14498619244604</text:p>
              </table:table-cell>
              <table:table-cell office:value-type="float" office:value="0.13494892717304">
                <text:p>0.13494892717304</text:p>
              </table:table-cell>
              <table:table-cell office:value-type="float" office:value="0.141480716541819">
                <text:p>0.141480716541819</text:p>
              </table:table-cell>
              <table:table-cell office:value-type="float" office:value="0.127913283455664">
                <text:p>0.127913283455664</text:p>
              </table:table-cell>
              <table:table-cell office:value-type="float" office:value="0.137511465605198">
                <text:p>0.137511465605198</text:p>
              </table:table-cell>
              <table:table-cell office:value-type="float" office:value="0.146423363390946">
                <text:p>0.146423363390946</text:p>
              </table:table-cell>
              <table:table-cell office:value-type="float" office:value="0.298729981583087">
                <text:p>0.298729981583087</text:p>
              </table:table-cell>
              <table:table-cell office:value-type="float" office:value="0.341089278471508">
                <text:p>0.341089278471508</text:p>
              </table:table-cell>
              <table:table-cell office:value-type="float" office:value="0.341025700659781">
                <text:p>0.341025700659781</text:p>
              </table:table-cell>
              <table:table-cell office:value-type="float" office:value="0.126917009304375">
                <text:p>0.126917009304375</text:p>
              </table:table-cell>
              <table:table-cell office:value-type="float" office:value="0.160650477820542">
                <text:p>0.160650477820542</text:p>
              </table:table-cell>
              <table:table-cell office:value-type="float" office:value="0.132107159002466">
                <text:p>0.132107159002466</text:p>
              </table:table-cell>
              <table:table-cell office:value-type="float" office:value="0.138140148709679">
                <text:p>0.138140148709679</text:p>
              </table:table-cell>
              <table:table-cell office:value-type="float" office:value="0.16379947568296">
                <text:p>0.16379947568296</text:p>
              </table:table-cell>
              <table:table-cell office:value-type="float" office:value="0.140799729526665">
                <text:p>0.140799729526665</text:p>
              </table:table-cell>
              <table:table-cell office:value-type="float" office:value="0.143149327650663">
                <text:p>0.143149327650663</text:p>
              </table:table-cell>
              <table:table-cell office:value-type="float" office:value="0.155343489516518">
                <text:p>0.155343489516518</text:p>
              </table:table-cell>
              <table:table-cell office:value-type="float" office:value="0.148907013674237">
                <text:p>0.148907013674237</text:p>
              </table:table-cell>
              <table:table-cell office:value-type="float" office:value="0.141232743782653">
                <text:p>0.141232743782653</text:p>
              </table:table-cell>
              <table:table-cell office:value-type="float" office:value="0.116636994926472">
                <text:p>0.116636994926472</text:p>
              </table:table-cell>
              <table:table-cell office:value-type="float" office:value="0.145181819464726">
                <text:p>0.145181819464726</text:p>
              </table:table-cell>
              <table:table-cell office:value-type="float" office:value="0.148620658255353">
                <text:p>0.148620658255353</text:p>
              </table:table-cell>
              <table:table-cell office:value-type="float" office:value="0.13410044647217">
                <text:p>0.13410044647217</text:p>
              </table:table-cell>
              <table:table-cell office:value-type="float" office:value="0.147357757078327">
                <text:p>0.147357757078327</text:p>
              </table:table-cell>
              <table:table-cell office:value-type="float" office:value="0.123231142236447">
                <text:p>0.123231142236447</text:p>
              </table:table-cell>
              <table:table-cell office:value-type="float" office:value="0.135752953079298">
                <text:p>0.135752953079298</text:p>
              </table:table-cell>
              <table:table-cell office:value-type="float" office:value="0.137200970448378">
                <text:p>0.137200970448378</text:p>
              </table:table-cell>
              <table:table-cell office:value-type="float" office:value="0.118047918660833">
                <text:p>0.118047918660833</text:p>
              </table:table-cell>
              <table:table-cell office:value-type="float" office:value="0.160339281088456">
                <text:p>0.160339281088456</text:p>
              </table:table-cell>
              <table:table-cell office:value-type="float" office:value="0.146731075580166">
                <text:p>0.146731075580166</text:p>
              </table:table-cell>
              <table:table-cell office:value-type="float" office:value="0.243501929328593">
                <text:p>0.243501929328593</text:p>
              </table:table-cell>
              <table:table-cell office:value-type="float" office:value="0.323724509545162">
                <text:p>0.323724509545162</text:p>
              </table:table-cell>
              <table:table-cell office:value-type="float" office:value="0.299394403652578">
                <text:p>0.299394403652578</text:p>
              </table:table-cell>
              <table:table-cell office:value-type="float" office:value="0.276704765308022">
                <text:p>0.276704765308022</text:p>
              </table:table-cell>
              <table:table-cell office:value-type="float" office:value="0.215609832161551">
                <text:p>0.215609832161551</text:p>
              </table:table-cell>
              <table:table-cell office:value-type="float" office:value="0.147172100648252">
                <text:p>0.147172100648252</text:p>
              </table:table-cell>
              <table:table-cell office:value-type="float" office:value="0.177168405669296">
                <text:p>0.177168405669296</text:p>
              </table:table-cell>
              <table:table-cell office:value-type="float" office:value="0.158068897398823">
                <text:p>0.158068897398823</text:p>
              </table:table-cell>
              <table:table-cell office:value-type="float" office:value="0.142541121839696">
                <text:p>0.142541121839696</text:p>
              </table:table-cell>
              <table:table-cell office:value-type="float" office:value="0.170301759452456">
                <text:p>0.170301759452456</text:p>
              </table:table-cell>
              <table:table-cell office:value-type="float" office:value="0.175392807977103">
                <text:p>0.175392807977103</text:p>
              </table:table-cell>
              <table:table-cell office:value-type="float" office:value="0.156668664405721">
                <text:p>0.156668664405721</text:p>
              </table:table-cell>
              <table:table-cell office:value-type="float" office:value="0.157635890251583">
                <text:p>0.157635890251583</text:p>
              </table:table-cell>
              <table:table-cell office:value-type="float" office:value="0.170972084443697">
                <text:p>0.170972084443697</text:p>
              </table:table-cell>
              <table:table-cell office:value-type="float" office:value="0.154402854026146">
                <text:p>0.154402854026146</text:p>
              </table:table-cell>
              <table:table-cell office:value-type="float" office:value="0.148038155581952">
                <text:p>0.148038155581952</text:p>
              </table:table-cell>
              <table:table-cell office:value-type="float" office:value="0.1511087067791">
                <text:p>0.1511087067791</text:p>
              </table:table-cell>
              <table:table-cell office:value-type="float" office:value="0.164490637215795">
                <text:p>0.164490637215795</text:p>
              </table:table-cell>
              <table:table-cell office:value-type="float" office:value="0.138715713905806">
                <text:p>0.138715713905806</text:p>
              </table:table-cell>
              <table:table-cell office:value-type="float" office:value="0.142583606713392">
                <text:p>0.142583606713392</text:p>
              </table:table-cell>
              <table:table-cell office:value-type="float" office:value="0.137927693369445">
                <text:p>0.137927693369445</text:p>
              </table:table-cell>
              <table:table-cell office:value-type="float" office:value="0.13742786965125">
                <text:p>0.13742786965125</text:p>
              </table:table-cell>
              <table:table-cell office:value-type="float" office:value="0.13858842090396">
                <text:p>0.13858842090396</text:p>
              </table:table-cell>
              <table:table-cell office:value-type="float" office:value="0.140546713306007">
                <text:p>0.140546713306007</text:p>
              </table:table-cell>
              <table:table-cell office:value-type="float" office:value="0.152455217998492">
                <text:p>0.152455217998492</text:p>
              </table:table-cell>
              <table:table-cell office:value-type="float" office:value="0.149309570267508">
                <text:p>0.149309570267508</text:p>
              </table:table-cell>
              <table:table-cell office:value-type="float" office:value="0.145715715510073">
                <text:p>0.145715715510073</text:p>
              </table:table-cell>
              <table:table-cell office:value-type="float" office:value="0.12727006267321">
                <text:p>0.12727006267321</text:p>
              </table:table-cell>
              <table:table-cell office:value-type="float" office:value="0.157868975322755">
                <text:p>0.157868975322755</text:p>
              </table:table-cell>
              <table:table-cell office:value-type="float" office:value="0.135116458414375">
                <text:p>0.135116458414375</text:p>
              </table:table-cell>
              <table:table-cell office:value-type="float" office:value="0.138118055126379">
                <text:p>0.138118055126379</text:p>
              </table:table-cell>
              <table:table-cell office:value-type="float" office:value="0.148615550441143">
                <text:p>0.148615550441143</text:p>
              </table:table-cell>
              <table:table-cell office:value-type="float" office:value="0.132349278723045">
                <text:p>0.132349278723045</text:p>
              </table:table-cell>
              <table:table-cell office:value-type="float" office:value="0.147906295026796">
                <text:p>0.147906295026796</text:p>
              </table:table-cell>
              <table:table-cell office:value-type="float" office:value="0.319067186724501">
                <text:p>0.319067186724501</text:p>
              </table:table-cell>
              <table:table-cell office:value-type="float" office:value="0.323539424378579">
                <text:p>0.323539424378579</text:p>
              </table:table-cell>
              <table:table-cell office:value-type="float" office:value="0.283380831004801">
                <text:p>0.283380831004801</text:p>
              </table:table-cell>
              <table:table-cell office:value-type="float" office:value="0.290723952090523">
                <text:p>0.290723952090523</text:p>
              </table:table-cell>
              <table:table-cell office:value-type="float" office:value="0.252687061809413">
                <text:p>0.252687061809413</text:p>
              </table:table-cell>
              <table:table-cell office:value-type="float" office:value="0.170905148329864">
                <text:p>0.170905148329864</text:p>
              </table:table-cell>
              <table:table-cell office:value-type="float" office:value="0.144552883426799">
                <text:p>0.144552883426799</text:p>
              </table:table-cell>
              <table:table-cell office:value-type="float" office:value="0.125087499782621">
                <text:p>0.125087499782621</text:p>
              </table:table-cell>
              <table:table-cell office:value-type="float" office:value="0.170476835240348">
                <text:p>0.170476835240348</text:p>
              </table:table-cell>
              <table:table-cell office:value-type="float" office:value="0.156462156785474">
                <text:p>0.156462156785474</text:p>
              </table:table-cell>
              <table:table-cell office:value-type="float" office:value="0.160064889083433">
                <text:p>0.160064889083433</text:p>
              </table:table-cell>
              <table:table-cell office:value-type="float" office:value="0.156119291666123">
                <text:p>0.156119291666123</text:p>
              </table:table-cell>
              <table:table-cell office:value-type="float" office:value="0.162752945134691">
                <text:p>0.162752945134691</text:p>
              </table:table-cell>
              <table:table-cell office:value-type="float" office:value="0.128337184329663">
                <text:p>0.1283371843296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